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934" calcext:value-type="float">
            <text:p>35.8934</text:p>
          </table:table-cell>
          <table:table-cell table:number-columns-repeated="2"/>
          <table:table-cell table:formula="of:=COUNT([.G1:.K1])" office:value-type="float" office:value="5" calcext:value-type="float">
            <text:p>5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5.9434" calcext:value-type="float">
            <text:p>35.9434</text:p>
          </table:table-cell>
          <table:table-cell table:number-columns-repeated="2"/>
          <table:table-cell table:formula="of:=COUNT([.G2:.K2])" office:value-type="float" office:value="5" calcext:value-type="float">
            <text:p>5</text:p>
          </table:table-cell>
          <table:table-cell office:value-type="float" office:value="35.993" calcext:value-type="float">
            <text:p>35.993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447" calcext:value-type="float">
            <text:p>37.447</text:p>
          </table:table-cell>
          <table:table-cell office:value-type="float" office:value="33.617" calcext:value-type="float">
            <text:p>33.617</text:p>
          </table:table-cell>
          <table:table-cell office:value-type="float" office:value="36.273" calcext:value-type="float">
            <text:p>36.27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5.9374" calcext:value-type="float">
            <text:p>35.9374</text:p>
          </table:table-cell>
          <table:table-cell table:number-columns-repeated="2"/>
          <table:table-cell table:formula="of:=COUNT([.G3:.K3])" office:value-type="float" office:value="5" calcext:value-type="float">
            <text:p>5</text:p>
          </table:table-cell>
          <table:table-cell office:value-type="float" office:value="35.98" calcext:value-type="float">
            <text:p>35.98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474" calcext:value-type="float">
            <text:p>37.474</text:p>
          </table:table-cell>
          <table:table-cell office:value-type="float" office:value="33.456" calcext:value-type="float">
            <text:p>33.456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5.9566" calcext:value-type="float">
            <text:p>35.9566</text:p>
          </table:table-cell>
          <table:table-cell table:number-columns-repeated="2"/>
          <table:table-cell table:formula="of:=COUNT([.G4:.K4])" office:value-type="float" office:value="5" calcext:value-type="float">
            <text:p>5</text:p>
          </table:table-cell>
          <table:table-cell office:value-type="float" office:value="35.85" calcext:value-type="float">
            <text:p>35.85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592" calcext:value-type="float">
            <text:p>37.592</text:p>
          </table:table-cell>
          <table:table-cell office:value-type="float" office:value="33.483" calcext:value-type="float">
            <text:p>33.483</text:p>
          </table:table-cell>
          <table:table-cell office:value-type="float" office:value="36.351" calcext:value-type="float">
            <text:p>36.35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36.0696" calcext:value-type="float">
            <text:p>36.0696</text:p>
          </table:table-cell>
          <table:table-cell table:number-columns-repeated="2"/>
          <table:table-cell table:formula="of:=COUNT([.G5:.K5])" office:value-type="float" office:value="5" calcext:value-type="float">
            <text:p>5</text:p>
          </table:table-cell>
          <table:table-cell office:value-type="float" office:value="36.176" calcext:value-type="float">
            <text:p>36.176</text:p>
          </table:table-cell>
          <table:table-cell office:value-type="float" office:value="36.573" calcext:value-type="float">
            <text:p>36.573</text:p>
          </table:table-cell>
          <table:table-cell office:value-type="float" office:value="37.618" calcext:value-type="float">
            <text:p>37.618</text:p>
          </table:table-cell>
          <table:table-cell office:value-type="float" office:value="33.591" calcext:value-type="float">
            <text:p>33.591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36.1444" calcext:value-type="float">
            <text:p>36.1444</text:p>
          </table:table-cell>
          <table:table-cell table:number-columns-repeated="2"/>
          <table:table-cell table:formula="of:=COUNT([.G6:.K6])" office:value-type="float" office:value="5" calcext:value-type="float">
            <text:p>5</text:p>
          </table:table-cell>
          <table:table-cell office:value-type="float" office:value="35.98" calcext:value-type="float">
            <text:p>35.98</text:p>
          </table:table-cell>
          <table:table-cell office:value-type="float" office:value="36.907" calcext:value-type="float">
            <text:p>36.907</text:p>
          </table:table-cell>
          <table:table-cell office:value-type="float" office:value="37.763" calcext:value-type="float">
            <text:p>37.763</text:p>
          </table:table-cell>
          <table:table-cell office:value-type="float" office:value="33.604" calcext:value-type="float">
            <text:p>33.604</text:p>
          </table:table-cell>
          <table:table-cell office:value-type="float" office:value="36.468" calcext:value-type="float">
            <text:p>36.468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6.2332" calcext:value-type="float">
            <text:p>36.2332</text:p>
          </table:table-cell>
          <table:table-cell table:number-columns-repeated="2"/>
          <table:table-cell table:formula="of:=COUNT([.G7:.K7])" office:value-type="float" office:value="5" calcext:value-type="float">
            <text:p>5</text:p>
          </table:table-cell>
          <table:table-cell office:value-type="float" office:value="36.255" calcext:value-type="float">
            <text:p>36.255</text:p>
          </table:table-cell>
          <table:table-cell office:value-type="float" office:value="36.88" calcext:value-type="float">
            <text:p>36.88</text:p>
          </table:table-cell>
          <table:table-cell office:value-type="float" office:value="37.816" calcext:value-type="float">
            <text:p>37.816</text:p>
          </table:table-cell>
          <table:table-cell office:value-type="float" office:value="33.631" calcext:value-type="float">
            <text:p>33.631</text:p>
          </table:table-cell>
          <table:table-cell office:value-type="float" office:value="36.584" calcext:value-type="float">
            <text:p>36.58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6.4648" calcext:value-type="float">
            <text:p>36.4648</text:p>
          </table:table-cell>
          <table:table-cell table:number-columns-repeated="2"/>
          <table:table-cell table:formula="of:=COUNT([.G8:.K8])" office:value-type="float" office:value="5" calcext:value-type="float">
            <text:p>5</text:p>
          </table:table-cell>
          <table:table-cell office:value-type="float" office:value="36.464" calcext:value-type="float">
            <text:p>36.464</text:p>
          </table:table-cell>
          <table:table-cell office:value-type="float" office:value="37.467" calcext:value-type="float">
            <text:p>37.467</text:p>
          </table:table-cell>
          <table:table-cell office:value-type="float" office:value="37.974" calcext:value-type="float">
            <text:p>37.974</text:p>
          </table:table-cell>
          <table:table-cell office:value-type="float" office:value="33.913" calcext:value-type="float">
            <text:p>33.913</text:p>
          </table:table-cell>
          <table:table-cell office:value-type="float" office:value="36.506" calcext:value-type="float">
            <text:p>36.506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6.732" calcext:value-type="float">
            <text:p>36.732</text:p>
          </table:table-cell>
          <table:table-cell table:number-columns-repeated="2"/>
          <table:table-cell table:formula="of:=COUNT([.G9:.K9])" office:value-type="float" office:value="5" calcext:value-type="float">
            <text:p>5</text:p>
          </table:table-cell>
          <table:table-cell office:value-type="float" office:value="36.621" calcext:value-type="float">
            <text:p>36.621</text:p>
          </table:table-cell>
          <table:table-cell office:value-type="float" office:value="37.947" calcext:value-type="float">
            <text:p>37.947</text:p>
          </table:table-cell>
          <table:table-cell office:value-type="float" office:value="38.158" calcext:value-type="float">
            <text:p>38.158</text:p>
          </table:table-cell>
          <table:table-cell office:value-type="float" office:value="34.181" calcext:value-type="float">
            <text:p>34.181</text:p>
          </table:table-cell>
          <table:table-cell office:value-type="float" office:value="36.753" calcext:value-type="float">
            <text:p>36.75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36.8738" calcext:value-type="float">
            <text:p>36.8738</text:p>
          </table:table-cell>
          <table:table-cell table:number-columns-repeated="2"/>
          <table:table-cell table:formula="of:=COUNT([.G10:.K10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7.613" calcext:value-type="float">
            <text:p>37.613</text:p>
          </table:table-cell>
          <table:table-cell office:value-type="float" office:value="38.487" calcext:value-type="float">
            <text:p>38.487</text:p>
          </table:table-cell>
          <table:table-cell office:value-type="float" office:value="34.49" calcext:value-type="float">
            <text:p>34.49</text:p>
          </table:table-cell>
          <table:table-cell office:value-type="float" office:value="36.779" calcext:value-type="float">
            <text:p>36.77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879" calcext:value-type="float">
            <text:p>34.879</text:p>
          </table:table-cell>
          <table:table-cell table:number-columns-repeated="2"/>
          <table:table-cell table:formula="of:=COUNT([.G11:.K11])" office:value-type="float" office:value="5" calcext:value-type="float">
            <text:p>5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  <table:table-cell office:value-type="float" office:value="35.202" calcext:value-type="float">
            <text:p>35.20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4.9172" calcext:value-type="float">
            <text:p>34.9172</text:p>
          </table:table-cell>
          <table:table-cell table:number-columns-repeated="2"/>
          <table:table-cell table:formula="of:=COUNT([.G12:.K12])" office:value-type="float" office:value="5" calcext:value-type="float">
            <text:p>5</text:p>
          </table:table-cell>
          <table:table-cell office:value-type="float" office:value="34.581" calcext:value-type="float">
            <text:p>34.581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02" calcext:value-type="float">
            <text:p>36.202</text:p>
          </table:table-cell>
          <table:table-cell office:value-type="float" office:value="33.579" calcext:value-type="float">
            <text:p>33.579</text:p>
          </table:table-cell>
          <table:table-cell office:value-type="float" office:value="35.213" calcext:value-type="float">
            <text:p>35.21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4.9176" calcext:value-type="float">
            <text:p>34.9176</text:p>
          </table:table-cell>
          <table:table-cell table:number-columns-repeated="2"/>
          <table:table-cell table:formula="of:=COUNT([.G13:.K13])" office:value-type="float" office:value="5" calcext:value-type="float">
            <text:p>5</text:p>
          </table:table-cell>
          <table:table-cell office:value-type="float" office:value="34.602" calcext:value-type="float">
            <text:p>34.602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213" calcext:value-type="float">
            <text:p>36.213</text:p>
          </table:table-cell>
          <table:table-cell office:value-type="float" office:value="33.432" calcext:value-type="float">
            <text:p>33.432</text:p>
          </table:table-cell>
          <table:table-cell office:value-type="float" office:value="35.298" calcext:value-type="float">
            <text:p>35.298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4.941" calcext:value-type="float">
            <text:p>34.941</text:p>
          </table:table-cell>
          <table:table-cell table:number-columns-repeated="2"/>
          <table:table-cell table:formula="of:=COUNT([.G14:.K14])" office:value-type="float" office:value="5" calcext:value-type="float">
            <text:p>5</text:p>
          </table:table-cell>
          <table:table-cell office:value-type="float" office:value="34.476" calcext:value-type="float">
            <text:p>34.476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362" calcext:value-type="float">
            <text:p>36.362</text:p>
          </table:table-cell>
          <table:table-cell office:value-type="float" office:value="33.463" calcext:value-type="float">
            <text:p>33.463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5.038" calcext:value-type="float">
            <text:p>35.038</text:p>
          </table:table-cell>
          <table:table-cell table:number-columns-repeated="2"/>
          <table:table-cell table:formula="of:=COUNT([.G15:.K15])" office:value-type="float" office:value="5" calcext:value-type="float">
            <text:p>5</text:p>
          </table:table-cell>
          <table:table-cell office:value-type="float" office:value="34.749" calcext:value-type="float">
            <text:p>34.749</text:p>
          </table:table-cell>
          <table:table-cell office:value-type="float" office:value="35.202" calcext:value-type="float">
            <text:p>35.202</text:p>
          </table:table-cell>
          <table:table-cell office:value-type="float" office:value="36.404" calcext:value-type="float">
            <text:p>36.404</text:p>
          </table:table-cell>
          <table:table-cell office:value-type="float" office:value="33.505" calcext:value-type="float">
            <text:p>33.505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35.1122" calcext:value-type="float">
            <text:p>35.1122</text:p>
          </table:table-cell>
          <table:table-cell table:number-columns-repeated="2"/>
          <table:table-cell table:formula="of:=COUNT([.G16:.K16])" office:value-type="float" office:value="5" calcext:value-type="float">
            <text:p>5</text:p>
          </table:table-cell>
          <table:table-cell office:value-type="float" office:value="34.665" calcext:value-type="float">
            <text:p>34.665</text:p>
          </table:table-cell>
          <table:table-cell office:value-type="float" office:value="35.287" calcext:value-type="float">
            <text:p>35.287</text:p>
          </table:table-cell>
          <table:table-cell office:value-type="float" office:value="36.415" calcext:value-type="float">
            <text:p>36.415</text:p>
          </table:table-cell>
          <table:table-cell office:value-type="float" office:value="33.768" calcext:value-type="float">
            <text:p>33.768</text:p>
          </table:table-cell>
          <table:table-cell office:value-type="float" office:value="35.426" calcext:value-type="float">
            <text:p>35.426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5.216" calcext:value-type="float">
            <text:p>35.216</text:p>
          </table:table-cell>
          <table:table-cell table:number-columns-repeated="2"/>
          <table:table-cell table:formula="of:=COUNT([.G17:.K17])" office:value-type="float" office:value="5" calcext:value-type="float">
            <text:p>5</text:p>
          </table:table-cell>
          <table:table-cell office:value-type="float" office:value="34.874" calcext:value-type="float">
            <text:p>34.874</text:p>
          </table:table-cell>
          <table:table-cell office:value-type="float" office:value="35.394" calcext:value-type="float">
            <text:p>35.394</text:p>
          </table:table-cell>
          <table:table-cell office:value-type="float" office:value="36.564" calcext:value-type="float">
            <text:p>36.564</text:p>
          </table:table-cell>
          <table:table-cell office:value-type="float" office:value="33.716" calcext:value-type="float">
            <text:p>33.716</text:p>
          </table:table-cell>
          <table:table-cell office:value-type="float" office:value="35.532" calcext:value-type="float">
            <text:p>35.53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5.489" calcext:value-type="float">
            <text:p>35.489</text:p>
          </table:table-cell>
          <table:table-cell table:number-columns-repeated="2"/>
          <table:table-cell table:formula="of:=COUNT([.G18:.K18])" office:value-type="float" office:value="5" calcext:value-type="float">
            <text:p>5</text:p>
          </table:table-cell>
          <table:table-cell office:value-type="float" office:value="35.136" calcext:value-type="float">
            <text:p>35.13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6.83" calcext:value-type="float">
            <text:p>36.83</text:p>
          </table:table-cell>
          <table:table-cell office:value-type="float" office:value="34.032" calcext:value-type="float">
            <text:p>34.032</text:p>
          </table:table-cell>
          <table:table-cell office:value-type="float" office:value="35.468" calcext:value-type="float">
            <text:p>35.468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5.7306" calcext:value-type="float">
            <text:p>35.7306</text:p>
          </table:table-cell>
          <table:table-cell table:number-columns-repeated="2"/>
          <table:table-cell table:formula="of:=COUNT([.G19:.K19])" office:value-type="float" office:value="5" calcext:value-type="float">
            <text:p>5</text:p>
          </table:table-cell>
          <table:table-cell office:value-type="float" office:value="35.304" calcext:value-type="float">
            <text:p>35.304</text:p>
          </table:table-cell>
          <table:table-cell office:value-type="float" office:value="36.234" calcext:value-type="float">
            <text:p>36.234</text:p>
          </table:table-cell>
          <table:table-cell office:value-type="float" office:value="37.043" calcext:value-type="float">
            <text:p>37.043</text:p>
          </table:table-cell>
          <table:table-cell office:value-type="float" office:value="34.274" calcext:value-type="float">
            <text:p>34.274</text:p>
          </table:table-cell>
          <table:table-cell office:value-type="float" office:value="35.798" calcext:value-type="float">
            <text:p>35.798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6.0262" calcext:value-type="float">
            <text:p>36.0262</text:p>
          </table:table-cell>
          <table:table-cell table:number-columns-repeated="2"/>
          <table:table-cell table:formula="of:=COUNT([.G20:.K20])" office:value-type="float" office:value="5" calcext:value-type="float">
            <text:p>5</text:p>
          </table:table-cell>
          <table:table-cell office:value-type="float" office:value="35.733" calcext:value-type="float">
            <text:p>35.733</text:p>
          </table:table-cell>
          <table:table-cell office:value-type="float" office:value="36.181" calcext:value-type="float">
            <text:p>36.181</text:p>
          </table:table-cell>
          <table:table-cell office:value-type="float" office:value="37.245" calcext:value-type="float">
            <text:p>37.245</text:p>
          </table:table-cell>
          <table:table-cell office:value-type="float" office:value="34.632" calcext:value-type="float">
            <text:p>34.632</text:p>
          </table:table-cell>
          <table:table-cell office:value-type="float" office:value="36.34" calcext:value-type="float">
            <text:p>36.34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15" calcext:value-type="float">
            <text:p>34.15</text:p>
          </table:table-cell>
          <table:table-cell table:number-columns-repeated="2"/>
          <table:table-cell table:formula="of:=COUNT([.G21:.K21])" office:value-type="float" office:value="5" calcext:value-type="float">
            <text:p>5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  <table:table-cell office:value-type="float" office:value="34.493" calcext:value-type="float">
            <text:p>34.49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1922" calcext:value-type="float">
            <text:p>34.1922</text:p>
          </table:table-cell>
          <table:table-cell table:number-columns-repeated="2"/>
          <table:table-cell table:formula="of:=COUNT([.G22:.K22])" office:value-type="float" office:value="5" calcext:value-type="float">
            <text:p>5</text:p>
          </table:table-cell>
          <table:table-cell office:value-type="float" office:value="33.803" calcext:value-type="float">
            <text:p>33.803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4" calcext:value-type="float">
            <text:p>35.14</text:p>
          </table:table-cell>
          <table:table-cell office:value-type="float" office:value="33.193" calcext:value-type="float">
            <text:p>33.193</text:p>
          </table:table-cell>
          <table:table-cell office:value-type="float" office:value="34.555" calcext:value-type="float">
            <text:p>34.555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2058" calcext:value-type="float">
            <text:p>34.2058</text:p>
          </table:table-cell>
          <table:table-cell table:number-columns-repeated="2"/>
          <table:table-cell table:formula="of:=COUNT([.G23:.K23])" office:value-type="float" office:value="5" calcext:value-type="float">
            <text:p>5</text:p>
          </table:table-cell>
          <table:table-cell office:value-type="float" office:value="33.873" calcext:value-type="float">
            <text:p>33.87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131" calcext:value-type="float">
            <text:p>35.131</text:p>
          </table:table-cell>
          <table:table-cell office:value-type="float" office:value="33.149" calcext:value-type="float">
            <text:p>33.149</text:p>
          </table:table-cell>
          <table:table-cell office:value-type="float" office:value="34.563" calcext:value-type="float">
            <text:p>34.56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4.2828" calcext:value-type="float">
            <text:p>34.2828</text:p>
          </table:table-cell>
          <table:table-cell table:number-columns-repeated="2"/>
          <table:table-cell table:formula="of:=COUNT([.G24:.K24])" office:value-type="float" office:value="5" calcext:value-type="float">
            <text:p>5</text:p>
          </table:table-cell>
          <table:table-cell office:value-type="float" office:value="33.795" calcext:value-type="float">
            <text:p>33.79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262" calcext:value-type="float">
            <text:p>35.262</text:p>
          </table:table-cell>
          <table:table-cell office:value-type="float" office:value="33.228" calcext:value-type="float">
            <text:p>33.228</text:p>
          </table:table-cell>
          <table:table-cell office:value-type="float" office:value="34.633" calcext:value-type="float">
            <text:p>34.63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4.3736" calcext:value-type="float">
            <text:p>34.3736</text:p>
          </table:table-cell>
          <table:table-cell table:number-columns-repeated="2"/>
          <table:table-cell table:formula="of:=COUNT([.G25:.K25])" office:value-type="float" office:value="5" calcext:value-type="float">
            <text:p>5</text:p>
          </table:table-cell>
          <table:table-cell office:value-type="float" office:value="34.004" calcext:value-type="float">
            <text:p>34.004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367" calcext:value-type="float">
            <text:p>35.367</text:p>
          </table:table-cell>
          <table:table-cell office:value-type="float" office:value="33.281" calcext:value-type="float">
            <text:p>33.281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34.3978" calcext:value-type="float">
            <text:p>34.3978</text:p>
          </table:table-cell>
          <table:table-cell table:number-columns-repeated="2"/>
          <table:table-cell table:formula="of:=COUNT([.G26:.K26])" office:value-type="float" office:value="5" calcext:value-type="float">
            <text:p>5</text:p>
          </table:table-cell>
          <table:table-cell office:value-type="float" office:value="33.838" calcext:value-type="float">
            <text:p>33.838</text:p>
          </table:table-cell>
          <table:table-cell office:value-type="float" office:value="34.635" calcext:value-type="float">
            <text:p>34.635</text:p>
          </table:table-cell>
          <table:table-cell office:value-type="float" office:value="35.358" calcext:value-type="float">
            <text:p>35.358</text:p>
          </table:table-cell>
          <table:table-cell office:value-type="float" office:value="33.333" calcext:value-type="float">
            <text:p>33.333</text:p>
          </table:table-cell>
          <table:table-cell office:value-type="float" office:value="34.825" calcext:value-type="float">
            <text:p>34.825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4.4904" calcext:value-type="float">
            <text:p>34.4904</text:p>
          </table:table-cell>
          <table:table-cell table:number-columns-repeated="2"/>
          <table:table-cell table:formula="of:=COUNT([.G27:.K27])" office:value-type="float" office:value="5" calcext:value-type="float">
            <text:p>5</text:p>
          </table:table-cell>
          <table:table-cell office:value-type="float" office:value="34.048" calcext:value-type="float">
            <text:p>34.048</text:p>
          </table:table-cell>
          <table:table-cell office:value-type="float" office:value="34.739" calcext:value-type="float">
            <text:p>34.739</text:p>
          </table:table-cell>
          <table:table-cell office:value-type="float" office:value="35.419" calcext:value-type="float">
            <text:p>35.419</text:p>
          </table:table-cell>
          <table:table-cell office:value-type="float" office:value="33.456" calcext:value-type="float">
            <text:p>33.456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4.7068" calcext:value-type="float">
            <text:p>34.7068</text:p>
          </table:table-cell>
          <table:table-cell table:number-columns-repeated="2"/>
          <table:table-cell table:formula="of:=COUNT([.G28:.K28])" office:value-type="float" office:value="5" calcext:value-type="float">
            <text:p>5</text:p>
          </table:table-cell>
          <table:table-cell office:value-type="float" office:value="34.336" calcext:value-type="float">
            <text:p>34.336</text:p>
          </table:table-cell>
          <table:table-cell office:value-type="float" office:value="35.2" calcext:value-type="float">
            <text:p>35.2</text:p>
          </table:table-cell>
          <table:table-cell office:value-type="float" office:value="35.55" calcext:value-type="float">
            <text:p>35.55</text:p>
          </table:table-cell>
          <table:table-cell office:value-type="float" office:value="33.579" calcext:value-type="float">
            <text:p>33.579</text:p>
          </table:table-cell>
          <table:table-cell office:value-type="float" office:value="34.869" calcext:value-type="float">
            <text:p>34.86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4.9916" calcext:value-type="float">
            <text:p>34.9916</text:p>
          </table:table-cell>
          <table:table-cell table:number-columns-repeated="2"/>
          <table:table-cell table:formula="of:=COUNT([.G29:.K29])" office:value-type="float" office:value="5" calcext:value-type="float">
            <text:p>5</text:p>
          </table:table-cell>
          <table:table-cell office:value-type="float" office:value="34.572" calcext:value-type="float">
            <text:p>34.572</text:p>
          </table:table-cell>
          <table:table-cell office:value-type="float" office:value="35.487" calcext:value-type="float">
            <text:p>35.487</text:p>
          </table:table-cell>
          <table:table-cell office:value-type="float" office:value="35.926" calcext:value-type="float">
            <text:p>35.926</text:p>
          </table:table-cell>
          <table:table-cell office:value-type="float" office:value="33.842" calcext:value-type="float">
            <text:p>33.842</text:p>
          </table:table-cell>
          <table:table-cell office:value-type="float" office:value="35.131" calcext:value-type="float">
            <text:p>35.131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5.2628" calcext:value-type="float">
            <text:p>35.2628</text:p>
          </table:table-cell>
          <table:table-cell table:number-columns-repeated="2"/>
          <table:table-cell table:formula="of:=COUNT([.G30:.K30])" office:value-type="float" office:value="5" calcext:value-type="float">
            <text:p>5</text:p>
          </table:table-cell>
          <table:table-cell office:value-type="float" office:value="34.913" calcext:value-type="float">
            <text:p>34.913</text:p>
          </table:table-cell>
          <table:table-cell office:value-type="float" office:value="35.391" calcext:value-type="float">
            <text:p>35.391</text:p>
          </table:table-cell>
          <table:table-cell office:value-type="float" office:value="36.485" calcext:value-type="float">
            <text:p>36.485</text:p>
          </table:table-cell>
          <table:table-cell office:value-type="float" office:value="34.254" calcext:value-type="float">
            <text:p>34.254</text:p>
          </table:table-cell>
          <table:table-cell office:value-type="float" office:value="35.271" calcext:value-type="float">
            <text:p>35.27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7.0152" calcext:value-type="float">
            <text:p>37.0152</text:p>
          </table:table-cell>
          <table:table-cell table:number-columns-repeated="2"/>
          <table:table-cell table:formula="of:=COUNT([.G31:.K31])" office:value-type="float" office:value="5" calcext:value-type="float">
            <text:p>5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  <table:table-cell office:value-type="float" office:value="35.543" calcext:value-type="float">
            <text:p>35.543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7.043" calcext:value-type="float">
            <text:p>37.043</text:p>
          </table:table-cell>
          <table:table-cell table:number-columns-repeated="2"/>
          <table:table-cell table:formula="of:=COUNT([.G32:.K32])" office:value-type="float" office:value="5" calcext:value-type="float">
            <text:p>5</text:p>
          </table:table-cell>
          <table:table-cell office:value-type="float" office:value="35.062" calcext:value-type="float">
            <text:p>35.062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738" calcext:value-type="float">
            <text:p>43.738</text:p>
          </table:table-cell>
          <table:table-cell office:value-type="float" office:value="35.076" calcext:value-type="float">
            <text:p>35.076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7.0732" calcext:value-type="float">
            <text:p>37.0732</text:p>
          </table:table-cell>
          <table:table-cell table:number-columns-repeated="2"/>
          <table:table-cell table:formula="of:=COUNT([.G33:.K33])" office:value-type="float" office:value="5" calcext:value-type="float">
            <text:p>5</text:p>
          </table:table-cell>
          <table:table-cell office:value-type="float" office:value="35.104" calcext:value-type="float">
            <text:p>35.1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786" calcext:value-type="float">
            <text:p>43.786</text:p>
          </table:table-cell>
          <table:table-cell office:value-type="float" office:value="35.021" calcext:value-type="float">
            <text:p>35.021</text:p>
          </table:table-cell>
          <table:table-cell office:value-type="float" office:value="35.625" calcext:value-type="float">
            <text:p>35.62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7.2276" calcext:value-type="float">
            <text:p>37.2276</text:p>
          </table:table-cell>
          <table:table-cell table:number-columns-repeated="2"/>
          <table:table-cell table:formula="of:=COUNT([.G34:.K34])" office:value-type="float" office:value="5" calcext:value-type="float">
            <text:p>5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345" calcext:value-type="float">
            <text:p>44.345</text:p>
          </table:table-cell>
          <table:table-cell office:value-type="float" office:value="35.11" calcext:value-type="float">
            <text:p>35.11</text:p>
          </table:table-cell>
          <table:table-cell office:value-type="float" office:value="35.735" calcext:value-type="float">
            <text:p>35.73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37.1978" calcext:value-type="float">
            <text:p>37.1978</text:p>
          </table:table-cell>
          <table:table-cell table:number-columns-repeated="2"/>
          <table:table-cell table:formula="of:=COUNT([.G35:.K35])" office:value-type="float" office:value="5" calcext:value-type="float">
            <text:p>5</text:p>
          </table:table-cell>
          <table:table-cell office:value-type="float" office:value="35.291" calcext:value-type="float">
            <text:p>35.291</text:p>
          </table:table-cell>
          <table:table-cell office:value-type="float" office:value="35.976" calcext:value-type="float">
            <text:p>35.976</text:p>
          </table:table-cell>
          <table:table-cell office:value-type="float" office:value="43.876" calcext:value-type="float">
            <text:p>43.876</text:p>
          </table:table-cell>
          <table:table-cell office:value-type="float" office:value="35.131" calcext:value-type="float">
            <text:p>35.131</text:p>
          </table:table-cell>
          <table:table-cell office:value-type="float" office:value="35.715" calcext:value-type="float">
            <text:p>35.71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37.2858" calcext:value-type="float">
            <text:p>37.2858</text:p>
          </table:table-cell>
          <table:table-cell table:number-columns-repeated="2"/>
          <table:table-cell table:formula="of:=COUNT([.G36:.K36])" office:value-type="float" office:value="5" calcext:value-type="float">
            <text:p>5</text:p>
          </table:table-cell>
          <table:table-cell office:value-type="float" office:value="35.215" calcext:value-type="float">
            <text:p>35.215</text:p>
          </table:table-cell>
          <table:table-cell office:value-type="float" office:value="36.114" calcext:value-type="float">
            <text:p>36.114</text:p>
          </table:table-cell>
          <table:table-cell office:value-type="float" office:value="44.048" calcext:value-type="float">
            <text:p>44.048</text:p>
          </table:table-cell>
          <table:table-cell office:value-type="float" office:value="35.214" calcext:value-type="float">
            <text:p>35.214</text:p>
          </table:table-cell>
          <table:table-cell office:value-type="float" office:value="35.838" calcext:value-type="float">
            <text:p>35.83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7.366" calcext:value-type="float">
            <text:p>37.366</text:p>
          </table:table-cell>
          <table:table-cell table:number-columns-repeated="2"/>
          <table:table-cell table:formula="of:=COUNT([.G37:.K37])" office:value-type="float" office:value="5" calcext:value-type="float">
            <text:p>5</text:p>
          </table:table-cell>
          <table:table-cell office:value-type="float" office:value="35.388" calcext:value-type="float">
            <text:p>35.38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021" calcext:value-type="float">
            <text:p>44.021</text:p>
          </table:table-cell>
          <table:table-cell office:value-type="float" office:value="35.255" calcext:value-type="float">
            <text:p>35.255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7.9362" calcext:value-type="float">
            <text:p>37.9362</text:p>
          </table:table-cell>
          <table:table-cell table:number-columns-repeated="2"/>
          <table:table-cell table:formula="of:=COUNT([.G38:.K38])" office:value-type="float" office:value="5" calcext:value-type="float">
            <text:p>5</text:p>
          </table:table-cell>
          <table:table-cell office:value-type="float" office:value="35.63" calcext:value-type="float">
            <text:p>35.63</text:p>
          </table:table-cell>
          <table:table-cell office:value-type="float" office:value="36.619" calcext:value-type="float">
            <text:p>36.619</text:p>
          </table:table-cell>
          <table:table-cell office:value-type="float" office:value="44.028" calcext:value-type="float">
            <text:p>44.028</text:p>
          </table:table-cell>
          <table:table-cell office:value-type="float" office:value="35.483" calcext:value-type="float">
            <text:p>35.483</text:p>
          </table:table-cell>
          <table:table-cell office:value-type="float" office:value="37.921" calcext:value-type="float">
            <text:p>37.92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7.8342" calcext:value-type="float">
            <text:p>37.8342</text:p>
          </table:table-cell>
          <table:table-cell table:number-columns-repeated="2"/>
          <table:table-cell table:formula="of:=COUNT([.G39:.K39])" office:value-type="float" office:value="5" calcext:value-type="float">
            <text:p>5</text:p>
          </table:table-cell>
          <table:table-cell office:value-type="float" office:value="35.803" calcext:value-type="float">
            <text:p>35.803</text:p>
          </table:table-cell>
          <table:table-cell office:value-type="float" office:value="36.917" calcext:value-type="float">
            <text:p>36.917</text:p>
          </table:table-cell>
          <table:table-cell office:value-type="float" office:value="44.531" calcext:value-type="float">
            <text:p>44.531</text:p>
          </table:table-cell>
          <table:table-cell office:value-type="float" office:value="35.683" calcext:value-type="float">
            <text:p>35.683</text:p>
          </table:table-cell>
          <table:table-cell office:value-type="float" office:value="36.237" calcext:value-type="float">
            <text:p>36.237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38.5958" calcext:value-type="float">
            <text:p>38.5958</text:p>
          </table:table-cell>
          <table:table-cell table:number-columns-repeated="2"/>
          <table:table-cell table:formula="of:=COUNT([.G40:.K40])" office:value-type="float" office:value="5" calcext:value-type="float">
            <text:p>5</text:p>
          </table:table-cell>
          <table:table-cell office:value-type="float" office:value="36.038" calcext:value-type="float">
            <text:p>36.038</text:p>
          </table:table-cell>
          <table:table-cell office:value-type="float" office:value="36.952" calcext:value-type="float">
            <text:p>36.952</text:p>
          </table:table-cell>
          <table:table-cell office:value-type="float" office:value="45.359" calcext:value-type="float">
            <text:p>45.359</text:p>
          </table:table-cell>
          <table:table-cell office:value-type="float" office:value="36.152" calcext:value-type="float">
            <text:p>36.152</text:p>
          </table:table-cell>
          <table:table-cell office:value-type="float" office:value="38.478" calcext:value-type="float">
            <text:p>38.478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6698" calcext:value-type="float">
            <text:p>36.6698</text:p>
          </table:table-cell>
          <table:table-cell table:number-columns-repeated="2"/>
          <table:table-cell table:formula="of:=COUNT([.G41:.K41])" office:value-type="float" office:value="5" calcext:value-type="float">
            <text:p>5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  <table:table-cell office:value-type="float" office:value="37.836" calcext:value-type="float">
            <text:p>37.836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6946" calcext:value-type="float">
            <text:p>36.6946</text:p>
          </table:table-cell>
          <table:table-cell table:number-columns-repeated="2"/>
          <table:table-cell table:formula="of:=COUNT([.G42:.K42])" office:value-type="float" office:value="5" calcext:value-type="float">
            <text:p>5</text:p>
          </table:table-cell>
          <table:table-cell office:value-type="float" office:value="34.966" calcext:value-type="float">
            <text:p>34.966</text:p>
          </table:table-cell>
          <table:table-cell office:value-type="float" office:value="34.527" calcext:value-type="float">
            <text:p>34.527</text:p>
          </table:table-cell>
          <table:table-cell office:value-type="float" office:value="39.901" calcext:value-type="float">
            <text:p>39.901</text:p>
          </table:table-cell>
          <table:table-cell office:value-type="float" office:value="36.232" calcext:value-type="float">
            <text:p>36.232</text:p>
          </table:table-cell>
          <table:table-cell office:value-type="float" office:value="37.847" calcext:value-type="float">
            <text:p>37.84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7266" calcext:value-type="float">
            <text:p>36.7266</text:p>
          </table:table-cell>
          <table:table-cell table:number-columns-repeated="2"/>
          <table:table-cell table:formula="of:=COUNT([.G43:.K43])" office:value-type="float" office:value="5" calcext:value-type="float">
            <text:p>5</text:p>
          </table:table-cell>
          <table:table-cell office:value-type="float" office:value="35.011" calcext:value-type="float">
            <text:p>35.011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924" calcext:value-type="float">
            <text:p>39.924</text:p>
          </table:table-cell>
          <table:table-cell office:value-type="float" office:value="36.199" calcext:value-type="float">
            <text:p>36.199</text:p>
          </table:table-cell>
          <table:table-cell office:value-type="float" office:value="37.927" calcext:value-type="float">
            <text:p>37.92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6.8006" calcext:value-type="float">
            <text:p>36.8006</text:p>
          </table:table-cell>
          <table:table-cell table:number-columns-repeated="2"/>
          <table:table-cell table:formula="of:=COUNT([.G44:.K44])" office:value-type="float" office:value="5" calcext:value-type="float">
            <text:p>5</text:p>
          </table:table-cell>
          <table:table-cell office:value-type="float" office:value="35.028" calcext:value-type="float">
            <text:p>35.028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042" calcext:value-type="float">
            <text:p>40.042</text:p>
          </table:table-cell>
          <table:table-cell office:value-type="float" office:value="36.266" calcext:value-type="float">
            <text:p>36.266</text:p>
          </table:table-cell>
          <table:table-cell office:value-type="float" office:value="38.011" calcext:value-type="float">
            <text:p>38.01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36.8732" calcext:value-type="float">
            <text:p>36.8732</text:p>
          </table:table-cell>
          <table:table-cell table:number-columns-repeated="2"/>
          <table:table-cell table:formula="of:=COUNT([.G45:.K45])" office:value-type="float" office:value="5" calcext:value-type="float">
            <text:p>5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3" calcext:value-type="float">
            <text:p>34.73</text:p>
          </table:table-cell>
          <table:table-cell office:value-type="float" office:value="40.11" calcext:value-type="float">
            <text:p>40.11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011" calcext:value-type="float">
            <text:p>38.01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36.985" calcext:value-type="float">
            <text:p>36.985</text:p>
          </table:table-cell>
          <table:table-cell table:number-columns-repeated="2"/>
          <table:table-cell table:formula="of:=COUNT([.G46:.K46])" office:value-type="float" office:value="5" calcext:value-type="float">
            <text:p>5</text:p>
          </table:table-cell>
          <table:table-cell office:value-type="float" office:value="35.215" calcext:value-type="float">
            <text:p>35.215</text:p>
          </table:table-cell>
          <table:table-cell office:value-type="float" office:value="34.882" calcext:value-type="float">
            <text:p>34.882</text:p>
          </table:table-cell>
          <table:table-cell office:value-type="float" office:value="40.224" calcext:value-type="float">
            <text:p>40.224</text:p>
          </table:table-cell>
          <table:table-cell office:value-type="float" office:value="36.451" calcext:value-type="float">
            <text:p>36.451</text:p>
          </table:table-cell>
          <table:table-cell office:value-type="float" office:value="38.153" calcext:value-type="float">
            <text:p>38.153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7.0708" calcext:value-type="float">
            <text:p>37.0708</text:p>
          </table:table-cell>
          <table:table-cell table:number-columns-repeated="2"/>
          <table:table-cell table:formula="of:=COUNT([.G47:.K47])" office:value-type="float" office:value="5" calcext:value-type="float">
            <text:p>5</text:p>
          </table:table-cell>
          <table:table-cell office:value-type="float" office:value="35.425" calcext:value-type="float">
            <text:p>35.425</text:p>
          </table:table-cell>
          <table:table-cell office:value-type="float" office:value="34.932" calcext:value-type="float">
            <text:p>34.932</text:p>
          </table:table-cell>
          <table:table-cell office:value-type="float" office:value="40.309" calcext:value-type="float">
            <text:p>40.309</text:p>
          </table:table-cell>
          <table:table-cell office:value-type="float" office:value="36.513" calcext:value-type="float">
            <text:p>36.513</text:p>
          </table:table-cell>
          <table:table-cell office:value-type="float" office:value="38.175" calcext:value-type="float">
            <text:p>38.175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7.251" calcext:value-type="float">
            <text:p>37.251</text:p>
          </table:table-cell>
          <table:table-cell table:number-columns-repeated="2"/>
          <table:table-cell table:formula="of:=COUNT([.G48:.K48])" office:value-type="float" office:value="5" calcext:value-type="float">
            <text:p>5</text:p>
          </table:table-cell>
          <table:table-cell office:value-type="float" office:value="35.527" calcext:value-type="float">
            <text:p>35.527</text:p>
          </table:table-cell>
          <table:table-cell office:value-type="float" office:value="35.287" calcext:value-type="float">
            <text:p>35.287</text:p>
          </table:table-cell>
          <table:table-cell office:value-type="float" office:value="40.484" calcext:value-type="float">
            <text:p>40.484</text:p>
          </table:table-cell>
          <table:table-cell office:value-type="float" office:value="36.686" calcext:value-type="float">
            <text:p>36.686</text:p>
          </table:table-cell>
          <table:table-cell office:value-type="float" office:value="38.271" calcext:value-type="float">
            <text:p>38.27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7.4206" calcext:value-type="float">
            <text:p>37.4206</text:p>
          </table:table-cell>
          <table:table-cell table:number-columns-repeated="2"/>
          <table:table-cell table:formula="of:=COUNT([.G49:.K49])" office:value-type="float" office:value="5" calcext:value-type="float">
            <text:p>5</text:p>
          </table:table-cell>
          <table:table-cell office:value-type="float" office:value="35.799" calcext:value-type="float">
            <text:p>35.799</text:p>
          </table:table-cell>
          <table:table-cell office:value-type="float" office:value="35.485" calcext:value-type="float">
            <text:p>35.485</text:p>
          </table:table-cell>
          <table:table-cell office:value-type="float" office:value="40.592" calcext:value-type="float">
            <text:p>40.592</text:p>
          </table:table-cell>
          <table:table-cell office:value-type="float" office:value="36.815" calcext:value-type="float">
            <text:p>36.815</text:p>
          </table:table-cell>
          <table:table-cell office:value-type="float" office:value="38.412" calcext:value-type="float">
            <text:p>38.412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37.6744" calcext:value-type="float">
            <text:p>37.6744</text:p>
          </table:table-cell>
          <table:table-cell table:number-columns-repeated="2"/>
          <table:table-cell table:formula="of:=COUNT([.G50:.K50])" office:value-type="float" office:value="5" calcext:value-type="float">
            <text:p>5</text:p>
          </table:table-cell>
          <table:table-cell office:value-type="float" office:value="36.258" calcext:value-type="float">
            <text:p>36.258</text:p>
          </table:table-cell>
          <table:table-cell office:value-type="float" office:value="35.608" calcext:value-type="float">
            <text:p>35.608</text:p>
          </table:table-cell>
          <table:table-cell office:value-type="float" office:value="41.034" calcext:value-type="float">
            <text:p>41.034</text:p>
          </table:table-cell>
          <table:table-cell office:value-type="float" office:value="37.331" calcext:value-type="float">
            <text:p>37.331</text:p>
          </table:table-cell>
          <table:table-cell office:value-type="float" office:value="38.141" calcext:value-type="float">
            <text:p>38.14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5.739" calcext:value-type="float">
            <text:p>35.739</text:p>
          </table:table-cell>
          <table:table-cell table:number-columns-repeated="2"/>
          <table:table-cell table:formula="of:=COUNT([.G51:.K51])" office:value-type="float" office:value="5" calcext:value-type="float">
            <text:p>5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5.7784" calcext:value-type="float">
            <text:p>35.7784</text:p>
          </table:table-cell>
          <table:table-cell table:number-columns-repeated="2"/>
          <table:table-cell table:formula="of:=COUNT([.G52:.K52])" office:value-type="float" office:value="5" calcext:value-type="float">
            <text:p>5</text:p>
          </table:table-cell>
          <table:table-cell office:value-type="float" office:value="33.354" calcext:value-type="float">
            <text:p>33.35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6.996" calcext:value-type="float">
            <text:p>36.996</text:p>
          </table:table-cell>
          <table:table-cell office:value-type="float" office:value="37.897" calcext:value-type="float">
            <text:p>37.897</text:p>
          </table:table-cell>
          <table:table-cell office:value-type="float" office:value="36.097" calcext:value-type="float">
            <text:p>36.09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5.8256" calcext:value-type="float">
            <text:p>35.8256</text:p>
          </table:table-cell>
          <table:table-cell table:number-columns-repeated="2"/>
          <table:table-cell table:formula="of:=COUNT([.G53:.K53])" office:value-type="float" office:value="5" calcext:value-type="float">
            <text:p>5</text:p>
          </table:table-cell>
          <table:table-cell office:value-type="float" office:value="33.394" calcext:value-type="float">
            <text:p>33.394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052" calcext:value-type="float">
            <text:p>37.052</text:p>
          </table:table-cell>
          <table:table-cell office:value-type="float" office:value="37.897" calcext:value-type="float">
            <text:p>37.897</text:p>
          </table:table-cell>
          <table:table-cell office:value-type="float" office:value="36.163" calcext:value-type="float">
            <text:p>36.163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5.873" calcext:value-type="float">
            <text:p>35.873</text:p>
          </table:table-cell>
          <table:table-cell table:number-columns-repeated="2"/>
          <table:table-cell table:formula="of:=COUNT([.G54:.K54])" office:value-type="float" office:value="5" calcext:value-type="float">
            <text:p>5</text:p>
          </table:table-cell>
          <table:table-cell office:value-type="float" office:value="33.438" calcext:value-type="float">
            <text:p>33.43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109" calcext:value-type="float">
            <text:p>37.109</text:p>
          </table:table-cell>
          <table:table-cell office:value-type="float" office:value="37.941" calcext:value-type="float">
            <text:p>37.941</text:p>
          </table:table-cell>
          <table:table-cell office:value-type="float" office:value="36.181" calcext:value-type="float">
            <text:p>36.18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5.9584" calcext:value-type="float">
            <text:p>35.9584</text:p>
          </table:table-cell>
          <table:table-cell table:number-columns-repeated="2"/>
          <table:table-cell table:formula="of:=COUNT([.G55:.K55])" office:value-type="float" office:value="5" calcext:value-type="float">
            <text:p>5</text:p>
          </table:table-cell>
          <table:table-cell office:value-type="float" office:value="33.547" calcext:value-type="float">
            <text:p>33.547</text:p>
          </table:table-cell>
          <table:table-cell office:value-type="float" office:value="34.8" calcext:value-type="float">
            <text:p>34.8</text:p>
          </table:table-cell>
          <table:table-cell office:value-type="float" office:value="37.196" calcext:value-type="float">
            <text:p>37.196</text:p>
          </table:table-cell>
          <table:table-cell office:value-type="float" office:value="37.998" calcext:value-type="float">
            <text:p>37.998</text:p>
          </table:table-cell>
          <table:table-cell office:value-type="float" office:value="36.251" calcext:value-type="float">
            <text:p>36.25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36.0308" calcext:value-type="float">
            <text:p>36.0308</text:p>
          </table:table-cell>
          <table:table-cell table:number-columns-repeated="2"/>
          <table:table-cell table:formula="of:=COUNT([.G56:.K56])" office:value-type="float" office:value="5" calcext:value-type="float">
            <text:p>5</text:p>
          </table:table-cell>
          <table:table-cell office:value-type="float" office:value="33.551" calcext:value-type="float">
            <text:p>33.55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7.309" calcext:value-type="float">
            <text:p>37.309</text:p>
          </table:table-cell>
          <table:table-cell office:value-type="float" office:value="38.107" calcext:value-type="float">
            <text:p>38.107</text:p>
          </table:table-cell>
          <table:table-cell office:value-type="float" office:value="36.304" calcext:value-type="float">
            <text:p>36.30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6.1544" calcext:value-type="float">
            <text:p>36.1544</text:p>
          </table:table-cell>
          <table:table-cell table:number-columns-repeated="2"/>
          <table:table-cell table:formula="of:=COUNT([.G57:.K57])" office:value-type="float" office:value="5" calcext:value-type="float">
            <text:p>5</text:p>
          </table:table-cell>
          <table:table-cell office:value-type="float" office:value="33.722" calcext:value-type="float">
            <text:p>33.722</text:p>
          </table:table-cell>
          <table:table-cell office:value-type="float" office:value="35" calcext:value-type="float">
            <text:p>35</text:p>
          </table:table-cell>
          <table:table-cell office:value-type="float" office:value="37.41" calcext:value-type="float">
            <text:p>37.41</text:p>
          </table:table-cell>
          <table:table-cell office:value-type="float" office:value="38.199" calcext:value-type="float">
            <text:p>38.199</text:p>
          </table:table-cell>
          <table:table-cell office:value-type="float" office:value="36.441" calcext:value-type="float">
            <text:p>36.44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6.399" calcext:value-type="float">
            <text:p>36.399</text:p>
          </table:table-cell>
          <table:table-cell table:number-columns-repeated="2"/>
          <table:table-cell table:formula="of:=COUNT([.G58:.K58])" office:value-type="float" office:value="5" calcext:value-type="float">
            <text:p>5</text:p>
          </table:table-cell>
          <table:table-cell office:value-type="float" office:value="33.954" calcext:value-type="float">
            <text:p>33.954</text:p>
          </table:table-cell>
          <table:table-cell office:value-type="float" office:value="35.383" calcext:value-type="float">
            <text:p>35.383</text:p>
          </table:table-cell>
          <table:table-cell office:value-type="float" office:value="37.667" calcext:value-type="float">
            <text:p>37.667</text:p>
          </table:table-cell>
          <table:table-cell office:value-type="float" office:value="38.387" calcext:value-type="float">
            <text:p>38.387</text:p>
          </table:table-cell>
          <table:table-cell office:value-type="float" office:value="36.604" calcext:value-type="float">
            <text:p>36.60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6.7154" calcext:value-type="float">
            <text:p>36.7154</text:p>
          </table:table-cell>
          <table:table-cell table:number-columns-repeated="2"/>
          <table:table-cell table:formula="of:=COUNT([.G59:.K59])" office:value-type="float" office:value="5" calcext:value-type="float">
            <text:p>5</text:p>
          </table:table-cell>
          <table:table-cell office:value-type="float" office:value="34.16" calcext:value-type="float">
            <text:p>34.16</text:p>
          </table:table-cell>
          <table:table-cell office:value-type="float" office:value="35.522" calcext:value-type="float">
            <text:p>35.522</text:p>
          </table:table-cell>
          <table:table-cell office:value-type="float" office:value="37.745" calcext:value-type="float">
            <text:p>37.745</text:p>
          </table:table-cell>
          <table:table-cell office:value-type="float" office:value="39.322" calcext:value-type="float">
            <text:p>39.322</text:p>
          </table:table-cell>
          <table:table-cell office:value-type="float" office:value="36.828" calcext:value-type="float">
            <text:p>36.828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7.0036" calcext:value-type="float">
            <text:p>37.0036</text:p>
          </table:table-cell>
          <table:table-cell table:number-columns-repeated="2"/>
          <table:table-cell table:formula="of:=COUNT([.G60:.K60])" office:value-type="float" office:value="5" calcext:value-type="float">
            <text:p>5</text:p>
          </table:table-cell>
          <table:table-cell office:value-type="float" office:value="34.567" calcext:value-type="float">
            <text:p>34.567</text:p>
          </table:table-cell>
          <table:table-cell office:value-type="float" office:value="35.774" calcext:value-type="float">
            <text:p>35.774</text:p>
          </table:table-cell>
          <table:table-cell office:value-type="float" office:value="38.251" calcext:value-type="float">
            <text:p>38.251</text:p>
          </table:table-cell>
          <table:table-cell office:value-type="float" office:value="39.179" calcext:value-type="float">
            <text:p>39.179</text:p>
          </table:table-cell>
          <table:table-cell office:value-type="float" office:value="37.247" calcext:value-type="float">
            <text:p>37.24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7.89" calcext:value-type="float">
            <text:p>37.89</text:p>
          </table:table-cell>
          <table:table-cell table:number-columns-repeated="2"/>
          <table:table-cell table:formula="of:=COUNT([.G61:.K61])" office:value-type="float" office:value="5" calcext:value-type="float">
            <text:p>5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7.9246" calcext:value-type="float">
            <text:p>37.9246</text:p>
          </table:table-cell>
          <table:table-cell table:number-columns-repeated="2"/>
          <table:table-cell table:formula="of:=COUNT([.G62:.K62])" office:value-type="float" office:value="5" calcext:value-type="float">
            <text:p>5</text:p>
          </table:table-cell>
          <table:table-cell office:value-type="float" office:value="35.85" calcext:value-type="float">
            <text:p>35.8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238" calcext:value-type="float">
            <text:p>38.238</text:p>
          </table:table-cell>
          <table:table-cell office:value-type="float" office:value="40.516" calcext:value-type="float">
            <text:p>40.516</text:p>
          </table:table-cell>
          <table:table-cell office:value-type="float" office:value="38.978" calcext:value-type="float">
            <text:p>38.9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7.9596" calcext:value-type="float">
            <text:p>37.9596</text:p>
          </table:table-cell>
          <table:table-cell table:number-columns-repeated="2"/>
          <table:table-cell table:formula="of:=COUNT([.G63:.K63])" office:value-type="float" office:value="5" calcext:value-type="float">
            <text:p>5</text:p>
          </table:table-cell>
          <table:table-cell office:value-type="float" office:value="35.862" calcext:value-type="float">
            <text:p>35.862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323" calcext:value-type="float">
            <text:p>38.323</text:p>
          </table:table-cell>
          <table:table-cell office:value-type="float" office:value="40.491" calcext:value-type="float">
            <text:p>40.491</text:p>
          </table:table-cell>
          <table:table-cell office:value-type="float" office:value="39.031" calcext:value-type="float">
            <text:p>39.03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8.2328" calcext:value-type="float">
            <text:p>38.2328</text:p>
          </table:table-cell>
          <table:table-cell table:number-columns-repeated="2"/>
          <table:table-cell table:formula="of:=COUNT([.G64:.K64])" office:value-type="float" office:value="5" calcext:value-type="float">
            <text:p>5</text:p>
          </table:table-cell>
          <table:table-cell office:value-type="float" office:value="35.878" calcext:value-type="float">
            <text:p>35.878</text:p>
          </table:table-cell>
          <table:table-cell office:value-type="float" office:value="36.135" calcext:value-type="float">
            <text:p>36.135</text:p>
          </table:table-cell>
          <table:table-cell office:value-type="float" office:value="38.439" calcext:value-type="float">
            <text:p>38.439</text:p>
          </table:table-cell>
          <table:table-cell office:value-type="float" office:value="40.612" calcext:value-type="float">
            <text:p>40.612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38.2386" calcext:value-type="float">
            <text:p>38.2386</text:p>
          </table:table-cell>
          <table:table-cell table:number-columns-repeated="2"/>
          <table:table-cell table:formula="of:=COUNT([.G65:.K65])" office:value-type="float" office:value="5" calcext:value-type="float">
            <text:p>5</text:p>
          </table:table-cell>
          <table:table-cell office:value-type="float" office:value="35.991" calcext:value-type="float">
            <text:p>35.991</text:p>
          </table:table-cell>
          <table:table-cell office:value-type="float" office:value="36.32" calcext:value-type="float">
            <text:p>36.32</text:p>
          </table:table-cell>
          <table:table-cell office:value-type="float" office:value="38.944" calcext:value-type="float">
            <text:p>38.944</text:p>
          </table:table-cell>
          <table:table-cell office:value-type="float" office:value="40.687" calcext:value-type="float">
            <text:p>40.687</text:p>
          </table:table-cell>
          <table:table-cell office:value-type="float" office:value="39.251" calcext:value-type="float">
            <text:p>39.25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38.2758" calcext:value-type="float">
            <text:p>38.2758</text:p>
          </table:table-cell>
          <table:table-cell table:number-columns-repeated="2"/>
          <table:table-cell table:formula="of:=COUNT([.G66:.K66])" office:value-type="float" office:value="5" calcext:value-type="float">
            <text:p>5</text:p>
          </table:table-cell>
          <table:table-cell office:value-type="float" office:value="36.212" calcext:value-type="float">
            <text:p>36.212</text:p>
          </table:table-cell>
          <table:table-cell office:value-type="float" office:value="36.433" calcext:value-type="float">
            <text:p>36.433</text:p>
          </table:table-cell>
          <table:table-cell office:value-type="float" office:value="38.63" calcext:value-type="float">
            <text:p>38.63</text:p>
          </table:table-cell>
          <table:table-cell office:value-type="float" office:value="40.734" calcext:value-type="float">
            <text:p>40.734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8.4174" calcext:value-type="float">
            <text:p>38.4174</text:p>
          </table:table-cell>
          <table:table-cell table:number-columns-repeated="2"/>
          <table:table-cell table:formula="of:=COUNT([.G67:.K67])" office:value-type="float" office:value="5" calcext:value-type="float">
            <text:p>5</text:p>
          </table:table-cell>
          <table:table-cell office:value-type="float" office:value="36.35" calcext:value-type="float">
            <text:p>36.35</text:p>
          </table:table-cell>
          <table:table-cell office:value-type="float" office:value="36.527" calcext:value-type="float">
            <text:p>36.527</text:p>
          </table:table-cell>
          <table:table-cell office:value-type="float" office:value="38.633" calcext:value-type="float">
            <text:p>38.633</text:p>
          </table:table-cell>
          <table:table-cell office:value-type="float" office:value="40.872" calcext:value-type="float">
            <text:p>40.872</text:p>
          </table:table-cell>
          <table:table-cell office:value-type="float" office:value="39.705" calcext:value-type="float">
            <text:p>39.70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8.764" calcext:value-type="float">
            <text:p>38.764</text:p>
          </table:table-cell>
          <table:table-cell table:number-columns-repeated="2"/>
          <table:table-cell table:formula="of:=COUNT([.G68:.K68])" office:value-type="float" office:value="5" calcext:value-type="float">
            <text:p>5</text:p>
          </table:table-cell>
          <table:table-cell office:value-type="float" office:value="36.384" calcext:value-type="float">
            <text:p>36.384</text:p>
          </table:table-cell>
          <table:table-cell office:value-type="float" office:value="36.853" calcext:value-type="float">
            <text:p>36.853</text:p>
          </table:table-cell>
          <table:table-cell office:value-type="float" office:value="38.752" calcext:value-type="float">
            <text:p>38.752</text:p>
          </table:table-cell>
          <table:table-cell office:value-type="float" office:value="41.116" calcext:value-type="float">
            <text:p>41.116</text:p>
          </table:table-cell>
          <table:table-cell office:value-type="float" office:value="40.715" calcext:value-type="float">
            <text:p>40.71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8.5872" calcext:value-type="float">
            <text:p>38.5872</text:p>
          </table:table-cell>
          <table:table-cell table:number-columns-repeated="2"/>
          <table:table-cell table:formula="of:=COUNT([.G69:.K69])" office:value-type="float" office:value="5" calcext:value-type="float">
            <text:p>5</text:p>
          </table:table-cell>
          <table:table-cell office:value-type="float" office:value="36.666" calcext:value-type="float">
            <text:p>36.666</text:p>
          </table:table-cell>
          <table:table-cell office:value-type="float" office:value="37.006" calcext:value-type="float">
            <text:p>37.006</text:p>
          </table:table-cell>
          <table:table-cell office:value-type="float" office:value="38.168" calcext:value-type="float">
            <text:p>38.168</text:p>
          </table:table-cell>
          <table:table-cell office:value-type="float" office:value="41.319" calcext:value-type="float">
            <text:p>41.319</text:p>
          </table:table-cell>
          <table:table-cell office:value-type="float" office:value="39.777" calcext:value-type="float">
            <text:p>39.77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39.0492" calcext:value-type="float">
            <text:p>39.0492</text:p>
          </table:table-cell>
          <table:table-cell table:number-columns-repeated="2"/>
          <table:table-cell table:formula="of:=COUNT([.G70:.K70])" office:value-type="float" office:value="5" calcext:value-type="float">
            <text:p>5</text:p>
          </table:table-cell>
          <table:table-cell office:value-type="float" office:value="36.972" calcext:value-type="float">
            <text:p>36.972</text:p>
          </table:table-cell>
          <table:table-cell office:value-type="float" office:value="37.273" calcext:value-type="float">
            <text:p>37.273</text:p>
          </table:table-cell>
          <table:table-cell office:value-type="float" office:value="38.586" calcext:value-type="float">
            <text:p>38.586</text:p>
          </table:table-cell>
          <table:table-cell office:value-type="float" office:value="41.964" calcext:value-type="float">
            <text:p>41.964</text:p>
          </table:table-cell>
          <table:table-cell office:value-type="float" office:value="40.451" calcext:value-type="float">
            <text:p>40.45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40.1964" calcext:value-type="float">
            <text:p>40.1964</text:p>
          </table:table-cell>
          <table:table-cell table:number-columns-repeated="2"/>
          <table:table-cell table:formula="of:=COUNT([.G71:.K71])" office:value-type="float" office:value="5" calcext:value-type="float">
            <text:p>5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  <table:table-cell office:value-type="float" office:value="42.792" calcext:value-type="float">
            <text:p>42.79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40.247" calcext:value-type="float">
            <text:p>40.247</text:p>
          </table:table-cell>
          <table:table-cell table:number-columns-repeated="2"/>
          <table:table-cell table:formula="of:=COUNT([.G72:.K72])" office:value-type="float" office:value="5" calcext:value-type="float">
            <text:p>5</text:p>
          </table:table-cell>
          <table:table-cell office:value-type="float" office:value="38.64" calcext:value-type="float">
            <text:p>38.64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264" calcext:value-type="float">
            <text:p>38.264</text:p>
          </table:table-cell>
          <table:table-cell office:value-type="float" office:value="44.009" calcext:value-type="float">
            <text:p>44.009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40.0736" calcext:value-type="float">
            <text:p>40.0736</text:p>
          </table:table-cell>
          <table:table-cell table:number-columns-repeated="2"/>
          <table:table-cell table:formula="of:=COUNT([.G73:.K73])" office:value-type="float" office:value="5" calcext:value-type="float">
            <text:p>5</text:p>
          </table:table-cell>
          <table:table-cell office:value-type="float" office:value="38.665" calcext:value-type="float">
            <text:p>38.665</text:p>
          </table:table-cell>
          <table:table-cell office:value-type="float" office:value="37.495" calcext:value-type="float">
            <text:p>37.495</text:p>
          </table:table-cell>
          <table:table-cell office:value-type="float" office:value="38.334" calcext:value-type="float">
            <text:p>38.334</text:p>
          </table:table-cell>
          <table:table-cell office:value-type="float" office:value="43.939" calcext:value-type="float">
            <text:p>43.939</text:p>
          </table:table-cell>
          <table:table-cell office:value-type="float" office:value="41.935" calcext:value-type="float">
            <text:p>41.93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40.2958" calcext:value-type="float">
            <text:p>40.2958</text:p>
          </table:table-cell>
          <table:table-cell table:number-columns-repeated="2"/>
          <table:table-cell table:formula="of:=COUNT([.G74:.K74])" office:value-type="float" office:value="5" calcext:value-type="float">
            <text:p>5</text:p>
          </table:table-cell>
          <table:table-cell office:value-type="float" office:value="38.695" calcext:value-type="float">
            <text:p>38.695</text:p>
          </table:table-cell>
          <table:table-cell office:value-type="float" office:value="37.475" calcext:value-type="float">
            <text:p>37.475</text:p>
          </table:table-cell>
          <table:table-cell office:value-type="float" office:value="38.842" calcext:value-type="float">
            <text:p>38.842</text:p>
          </table:table-cell>
          <table:table-cell office:value-type="float" office:value="44.119" calcext:value-type="float">
            <text:p>44.119</text:p>
          </table:table-cell>
          <table:table-cell office:value-type="float" office:value="42.348" calcext:value-type="float">
            <text:p>42.34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40.2866" calcext:value-type="float">
            <text:p>40.2866</text:p>
          </table:table-cell>
          <table:table-cell table:number-columns-repeated="2"/>
          <table:table-cell table:formula="of:=COUNT([.G75:.K75])" office:value-type="float" office:value="5" calcext:value-type="float">
            <text:p>5</text:p>
          </table:table-cell>
          <table:table-cell office:value-type="float" office:value="38.925" calcext:value-type="float">
            <text:p>38.925</text:p>
          </table:table-cell>
          <table:table-cell office:value-type="float" office:value="37.51" calcext:value-type="float">
            <text:p>37.51</text:p>
          </table:table-cell>
          <table:table-cell office:value-type="float" office:value="38.417" calcext:value-type="float">
            <text:p>38.417</text:p>
          </table:table-cell>
          <table:table-cell office:value-type="float" office:value="44.27" calcext:value-type="float">
            <text:p>44.27</text:p>
          </table:table-cell>
          <table:table-cell office:value-type="float" office:value="42.311" calcext:value-type="float">
            <text:p>42.3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0.8966" calcext:value-type="float">
            <text:p>40.8966</text:p>
          </table:table-cell>
          <table:table-cell table:number-columns-repeated="2"/>
          <table:table-cell table:formula="of:=COUNT([.G76:.K76])" office:value-type="float" office:value="5" calcext:value-type="float">
            <text:p>5</text:p>
          </table:table-cell>
          <table:table-cell office:value-type="float" office:value="39.555" calcext:value-type="float">
            <text:p>39.555</text:p>
          </table:table-cell>
          <table:table-cell office:value-type="float" office:value="38.615" calcext:value-type="float">
            <text:p>38.615</text:p>
          </table:table-cell>
          <table:table-cell office:value-type="float" office:value="39.078" calcext:value-type="float">
            <text:p>39.078</text:p>
          </table:table-cell>
          <table:table-cell office:value-type="float" office:value="44.867" calcext:value-type="float">
            <text:p>44.867</text:p>
          </table:table-cell>
          <table:table-cell office:value-type="float" office:value="42.368" calcext:value-type="float">
            <text:p>42.36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0.5774" calcext:value-type="float">
            <text:p>40.5774</text:p>
          </table:table-cell>
          <table:table-cell table:number-columns-repeated="2"/>
          <table:table-cell table:formula="of:=COUNT([.G77:.K77])" office:value-type="float" office:value="5" calcext:value-type="float">
            <text:p>5</text:p>
          </table:table-cell>
          <table:table-cell office:value-type="float" office:value="39.875" calcext:value-type="float">
            <text:p>39.875</text:p>
          </table:table-cell>
          <table:table-cell office:value-type="float" office:value="37.794" calcext:value-type="float">
            <text:p>37.794</text:p>
          </table:table-cell>
          <table:table-cell office:value-type="float" office:value="38.657" calcext:value-type="float">
            <text:p>38.657</text:p>
          </table:table-cell>
          <table:table-cell office:value-type="float" office:value="44.526" calcext:value-type="float">
            <text:p>44.526</text:p>
          </table:table-cell>
          <table:table-cell office:value-type="float" office:value="42.035" calcext:value-type="float">
            <text:p>42.03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1.0006" calcext:value-type="float">
            <text:p>41.0006</text:p>
          </table:table-cell>
          <table:table-cell table:number-columns-repeated="2"/>
          <table:table-cell table:formula="of:=COUNT([.G78:.K78])" office:value-type="float" office:value="5" calcext:value-type="float">
            <text:p>5</text:p>
          </table:table-cell>
          <table:table-cell office:value-type="float" office:value="39.565" calcext:value-type="float">
            <text:p>39.565</text:p>
          </table:table-cell>
          <table:table-cell office:value-type="float" office:value="38.842" calcext:value-type="float">
            <text:p>38.842</text:p>
          </table:table-cell>
          <table:table-cell office:value-type="float" office:value="38.745" calcext:value-type="float">
            <text:p>38.745</text:p>
          </table:table-cell>
          <table:table-cell office:value-type="float" office:value="44.661" calcext:value-type="float">
            <text:p>44.661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1.249" calcext:value-type="float">
            <text:p>41.249</text:p>
          </table:table-cell>
          <table:table-cell table:number-columns-repeated="2"/>
          <table:table-cell table:formula="of:=COUNT([.G79:.K79])" office:value-type="float" office:value="5" calcext:value-type="float">
            <text:p>5</text:p>
          </table:table-cell>
          <table:table-cell office:value-type="float" office:value="39.49" calcext:value-type="float">
            <text:p>39.49</text:p>
          </table:table-cell>
          <table:table-cell office:value-type="float" office:value="39.954" calcext:value-type="float">
            <text:p>39.954</text:p>
          </table:table-cell>
          <table:table-cell office:value-type="float" office:value="39.453" calcext:value-type="float">
            <text:p>39.453</text:p>
          </table:table-cell>
          <table:table-cell office:value-type="float" office:value="45.294" calcext:value-type="float">
            <text:p>45.294</text:p>
          </table:table-cell>
          <table:table-cell office:value-type="float" office:value="42.054" calcext:value-type="float">
            <text:p>42.05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0.6374" calcext:value-type="float">
            <text:p>40.6374</text:p>
          </table:table-cell>
          <table:table-cell table:number-columns-repeated="2"/>
          <table:table-cell table:formula="of:=COUNT([.G80:.K80])" office:value-type="float" office:value="5" calcext:value-type="float">
            <text:p>5</text:p>
          </table:table-cell>
          <table:table-cell office:value-type="float" office:value="39.298" calcext:value-type="float">
            <text:p>39.2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39.446" calcext:value-type="float">
            <text:p>39.446</text:p>
          </table:table-cell>
          <table:table-cell office:value-type="float" office:value="42.312" calcext:value-type="float">
            <text:p>42.312</text:p>
          </table:table-cell>
          <table:table-cell office:value-type="float" office:value="42.524" calcext:value-type="float">
            <text:p>42.524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2852" calcext:value-type="float">
            <text:p>40.2852</text:p>
          </table:table-cell>
          <table:table-cell table:number-columns-repeated="2"/>
          <table:table-cell table:formula="of:=COUNT([.G81:.K81])" office:value-type="float" office:value="5" calcext:value-type="float">
            <text:p>5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  <table:table-cell office:value-type="float" office:value="39.006" calcext:value-type="float">
            <text:p>39.006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39.9178" calcext:value-type="float">
            <text:p>39.9178</text:p>
          </table:table-cell>
          <table:table-cell table:number-columns-repeated="2"/>
          <table:table-cell table:formula="of:=COUNT([.G82:.K82])" office:value-type="float" office:value="5" calcext:value-type="float">
            <text:p>5</text:p>
          </table:table-cell>
          <table:table-cell office:value-type="float" office:value="40.942" calcext:value-type="float">
            <text:p>40.942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138" calcext:value-type="float">
            <text:p>38.138</text:p>
          </table:table-cell>
          <table:table-cell office:value-type="float" office:value="41.291" calcext:value-type="float">
            <text:p>41.291</text:p>
          </table:table-cell>
          <table:table-cell office:value-type="float" office:value="39.049" calcext:value-type="float">
            <text:p>39.049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5476" calcext:value-type="float">
            <text:p>40.5476</text:p>
          </table:table-cell>
          <table:table-cell table:number-columns-repeated="2"/>
          <table:table-cell table:formula="of:=COUNT([.G83:.K83])" office:value-type="float" office:value="5" calcext:value-type="float">
            <text:p>5</text:p>
          </table:table-cell>
          <table:table-cell office:value-type="float" office:value="41.964" calcext:value-type="float">
            <text:p>41.964</text:p>
          </table:table-cell>
          <table:table-cell office:value-type="float" office:value="41.797" calcext:value-type="float">
            <text:p>41.797</text:p>
          </table:table-cell>
          <table:table-cell office:value-type="float" office:value="38.162" calcext:value-type="float">
            <text:p>38.162</text:p>
          </table:table-cell>
          <table:table-cell office:value-type="float" office:value="41.468" calcext:value-type="float">
            <text:p>41.468</text:p>
          </table:table-cell>
          <table:table-cell office:value-type="float" office:value="39.347" calcext:value-type="float">
            <text:p>39.347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0.6958" calcext:value-type="float">
            <text:p>40.6958</text:p>
          </table:table-cell>
          <table:table-cell table:number-columns-repeated="2"/>
          <table:table-cell table:formula="of:=COUNT([.G84:.K84])" office:value-type="float" office:value="5" calcext:value-type="float">
            <text:p>5</text:p>
          </table:table-cell>
          <table:table-cell office:value-type="float" office:value="41.113" calcext:value-type="float">
            <text:p>41.113</text:p>
          </table:table-cell>
          <table:table-cell office:value-type="float" office:value="42.267" calcext:value-type="float">
            <text:p>42.267</text:p>
          </table:table-cell>
          <table:table-cell office:value-type="float" office:value="38.775" calcext:value-type="float">
            <text:p>38.775</text:p>
          </table:table-cell>
          <table:table-cell office:value-type="float" office:value="41.845" calcext:value-type="float">
            <text:p>41.845</text:p>
          </table:table-cell>
          <table:table-cell office:value-type="float" office:value="39.479" calcext:value-type="float">
            <text:p>39.479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0.6196" calcext:value-type="float">
            <text:p>40.6196</text:p>
          </table:table-cell>
          <table:table-cell table:number-columns-repeated="2"/>
          <table:table-cell table:formula="of:=COUNT([.G85:.K85])" office:value-type="float" office:value="5" calcext:value-type="float">
            <text:p>5</text:p>
          </table:table-cell>
          <table:table-cell office:value-type="float" office:value="42.117" calcext:value-type="float">
            <text:p>42.117</text:p>
          </table:table-cell>
          <table:table-cell office:value-type="float" office:value="40.391" calcext:value-type="float">
            <text:p>40.391</text:p>
          </table:table-cell>
          <table:table-cell office:value-type="float" office:value="38.914" calcext:value-type="float">
            <text:p>38.914</text:p>
          </table:table-cell>
          <table:table-cell office:value-type="float" office:value="41.743" calcext:value-type="float">
            <text:p>41.743</text:p>
          </table:table-cell>
          <table:table-cell office:value-type="float" office:value="39.933" calcext:value-type="float">
            <text:p>39.93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40.9644" calcext:value-type="float">
            <text:p>40.9644</text:p>
          </table:table-cell>
          <table:table-cell table:number-columns-repeated="2"/>
          <table:table-cell table:formula="of:=COUNT([.G86:.K86])" office:value-type="float" office:value="5" calcext:value-type="float">
            <text:p>5</text:p>
          </table:table-cell>
          <table:table-cell office:value-type="float" office:value="42.053" calcext:value-type="float">
            <text:p>42.053</text:p>
          </table:table-cell>
          <table:table-cell office:value-type="float" office:value="42.518" calcext:value-type="float">
            <text:p>42.518</text:p>
          </table:table-cell>
          <table:table-cell office:value-type="float" office:value="38.525" calcext:value-type="float">
            <text:p>38.525</text:p>
          </table:table-cell>
          <table:table-cell office:value-type="float" office:value="42.215" calcext:value-type="float">
            <text:p>42.215</text:p>
          </table:table-cell>
          <table:table-cell office:value-type="float" office:value="39.511" calcext:value-type="float">
            <text:p>39.511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0.7928" calcext:value-type="float">
            <text:p>40.7928</text:p>
          </table:table-cell>
          <table:table-cell table:number-columns-repeated="2"/>
          <table:table-cell table:formula="of:=COUNT([.G87:.K87])" office:value-type="float" office:value="5" calcext:value-type="float">
            <text:p>5</text:p>
          </table:table-cell>
          <table:table-cell office:value-type="float" office:value="40.685" calcext:value-type="float">
            <text:p>40.685</text:p>
          </table:table-cell>
          <table:table-cell office:value-type="float" office:value="41.704" calcext:value-type="float">
            <text:p>41.704</text:p>
          </table:table-cell>
          <table:table-cell office:value-type="float" office:value="38.553" calcext:value-type="float">
            <text:p>38.553</text:p>
          </table:table-cell>
          <table:table-cell office:value-type="float" office:value="41.9" calcext:value-type="float">
            <text:p>41.9</text:p>
          </table:table-cell>
          <table:table-cell office:value-type="float" office:value="41.122" calcext:value-type="float">
            <text:p>41.122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1.2916" calcext:value-type="float">
            <text:p>41.2916</text:p>
          </table:table-cell>
          <table:table-cell table:number-columns-repeated="2"/>
          <table:table-cell table:formula="of:=COUNT([.G88:.K88])" office:value-type="float" office:value="5" calcext:value-type="float">
            <text:p>5</text:p>
          </table:table-cell>
          <table:table-cell office:value-type="float" office:value="41.855" calcext:value-type="float">
            <text:p>41.855</text:p>
          </table:table-cell>
          <table:table-cell office:value-type="float" office:value="42.427" calcext:value-type="float">
            <text:p>42.427</text:p>
          </table:table-cell>
          <table:table-cell office:value-type="float" office:value="39.237" calcext:value-type="float">
            <text:p>39.237</text:p>
          </table:table-cell>
          <table:table-cell office:value-type="float" office:value="42.132" calcext:value-type="float">
            <text:p>42.132</text:p>
          </table:table-cell>
          <table:table-cell office:value-type="float" office:value="40.807" calcext:value-type="float">
            <text:p>40.807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1.2012" calcext:value-type="float">
            <text:p>41.2012</text:p>
          </table:table-cell>
          <table:table-cell table:number-columns-repeated="2"/>
          <table:table-cell table:formula="of:=COUNT([.G89:.K89])" office:value-type="float" office:value="5" calcext:value-type="float">
            <text:p>5</text:p>
          </table:table-cell>
          <table:table-cell office:value-type="float" office:value="41.369" calcext:value-type="float">
            <text:p>41.369</text:p>
          </table:table-cell>
          <table:table-cell office:value-type="float" office:value="41.968" calcext:value-type="float">
            <text:p>41.968</text:p>
          </table:table-cell>
          <table:table-cell office:value-type="float" office:value="39.613" calcext:value-type="float">
            <text:p>39.613</text:p>
          </table:table-cell>
          <table:table-cell office:value-type="float" office:value="43.058" calcext:value-type="float">
            <text:p>43.058</text:p>
          </table:table-cell>
          <table:table-cell office:value-type="float" office:value="39.998" calcext:value-type="float">
            <text:p>39.998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1.6094" calcext:value-type="float">
            <text:p>41.6094</text:p>
          </table:table-cell>
          <table:table-cell table:number-columns-repeated="2"/>
          <table:table-cell table:formula="of:=COUNT([.G90:.K90])" office:value-type="float" office:value="5" calcext:value-type="float">
            <text:p>5</text:p>
          </table:table-cell>
          <table:table-cell office:value-type="float" office:value="41.325" calcext:value-type="float">
            <text:p>41.325</text:p>
          </table:table-cell>
          <table:table-cell office:value-type="float" office:value="42.954" calcext:value-type="float">
            <text:p>42.954</text:p>
          </table:table-cell>
          <table:table-cell office:value-type="float" office:value="41.518" calcext:value-type="float">
            <text:p>41.518</text:p>
          </table:table-cell>
          <table:table-cell office:value-type="float" office:value="41.338" calcext:value-type="float">
            <text:p>41.338</text:p>
          </table:table-cell>
          <table:table-cell office:value-type="float" office:value="40.912" calcext:value-type="float">
            <text:p>40.9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6.0864" calcext:value-type="float">
            <text:p>46.0864</text:p>
          </table:table-cell>
          <table:table-cell table:number-columns-repeated="2"/>
          <table:table-cell table:formula="of:=COUNT([.G91:.K91])" office:value-type="float" office:value="5" calcext:value-type="float">
            <text:p>5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  <table:table-cell office:value-type="float" office:value="46.631" calcext:value-type="float">
            <text:p>46.6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5.7532" calcext:value-type="float">
            <text:p>45.7532</text:p>
          </table:table-cell>
          <table:table-cell table:number-columns-repeated="2"/>
          <table:table-cell table:formula="of:=COUNT([.G92:.K92])" office:value-type="float" office:value="5" calcext:value-type="float">
            <text:p>5</text:p>
          </table:table-cell>
          <table:table-cell office:value-type="float" office:value="43.561" calcext:value-type="float">
            <text:p>43.56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4.253" calcext:value-type="float">
            <text:p>44.253</text:p>
          </table:table-cell>
          <table:table-cell office:value-type="float" office:value="47.359" calcext:value-type="float">
            <text:p>47.359</text:p>
          </table:table-cell>
          <table:table-cell office:value-type="float" office:value="46.704" calcext:value-type="float">
            <text:p>46.7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5.742" calcext:value-type="float">
            <text:p>45.742</text:p>
          </table:table-cell>
          <table:table-cell table:number-columns-repeated="2"/>
          <table:table-cell table:formula="of:=COUNT([.G93:.K93])" office:value-type="float" office:value="5" calcext:value-type="float">
            <text:p>5</text:p>
          </table:table-cell>
          <table:table-cell office:value-type="float" office:value="45.77" calcext:value-type="float">
            <text:p>45.77</text:p>
          </table:table-cell>
          <table:table-cell office:value-type="float" office:value="45.19" calcext:value-type="float">
            <text:p>45.19</text:p>
          </table:table-cell>
          <table:table-cell office:value-type="float" office:value="45.741" calcext:value-type="float">
            <text:p>45.741</text:p>
          </table:table-cell>
          <table:table-cell office:value-type="float" office:value="48.159" calcext:value-type="float">
            <text:p>48.159</text:p>
          </table:table-cell>
          <table:table-cell office:value-type="float" office:value="43.85" calcext:value-type="float">
            <text:p>43.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5.6202" calcext:value-type="float">
            <text:p>45.6202</text:p>
          </table:table-cell>
          <table:table-cell table:number-columns-repeated="2"/>
          <table:table-cell table:formula="of:=COUNT([.G94:.K94])" office:value-type="float" office:value="5" calcext:value-type="float">
            <text:p>5</text:p>
          </table:table-cell>
          <table:table-cell office:value-type="float" office:value="46.035" calcext:value-type="float">
            <text:p>46.03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4.301" calcext:value-type="float">
            <text:p>44.301</text:p>
          </table:table-cell>
          <table:table-cell office:value-type="float" office:value="46.483" calcext:value-type="float">
            <text:p>46.483</text:p>
          </table:table-cell>
          <table:table-cell office:value-type="float" office:value="46.474" calcext:value-type="float">
            <text:p>46.4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46.435" calcext:value-type="float">
            <text:p>46.435</text:p>
          </table:table-cell>
          <table:table-cell table:number-columns-repeated="2"/>
          <table:table-cell table:formula="of:=COUNT([.G95:.K95])" office:value-type="float" office:value="5" calcext:value-type="float">
            <text:p>5</text:p>
          </table:table-cell>
          <table:table-cell office:value-type="float" office:value="45.64" calcext:value-type="float">
            <text:p>45.64</text:p>
          </table:table-cell>
          <table:table-cell office:value-type="float" office:value="45.667" calcext:value-type="float">
            <text:p>45.667</text:p>
          </table:table-cell>
          <table:table-cell office:value-type="float" office:value="44.058" calcext:value-type="float">
            <text:p>44.058</text:p>
          </table:table-cell>
          <table:table-cell office:value-type="float" office:value="47.873" calcext:value-type="float">
            <text:p>47.873</text:p>
          </table:table-cell>
          <table:table-cell office:value-type="float" office:value="48.937" calcext:value-type="float">
            <text:p>48.93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46.9752" calcext:value-type="float">
            <text:p>46.9752</text:p>
          </table:table-cell>
          <table:table-cell table:number-columns-repeated="2"/>
          <table:table-cell table:formula="of:=COUNT([.G96:.K96])" office:value-type="float" office:value="5" calcext:value-type="float">
            <text:p>5</text:p>
          </table:table-cell>
          <table:table-cell office:value-type="float" office:value="47.632" calcext:value-type="float">
            <text:p>47.632</text:p>
          </table:table-cell>
          <table:table-cell office:value-type="float" office:value="46.142" calcext:value-type="float">
            <text:p>46.142</text:p>
          </table:table-cell>
          <table:table-cell office:value-type="float" office:value="45.197" calcext:value-type="float">
            <text:p>45.197</text:p>
          </table:table-cell>
          <table:table-cell office:value-type="float" office:value="48.029" calcext:value-type="float">
            <text:p>48.029</text:p>
          </table:table-cell>
          <table:table-cell office:value-type="float" office:value="47.876" calcext:value-type="float">
            <text:p>47.8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46.1552" calcext:value-type="float">
            <text:p>46.1552</text:p>
          </table:table-cell>
          <table:table-cell table:number-columns-repeated="2"/>
          <table:table-cell table:formula="of:=COUNT([.G97:.K97])" office:value-type="float" office:value="5" calcext:value-type="float">
            <text:p>5</text:p>
          </table:table-cell>
          <table:table-cell office:value-type="float" office:value="45.708" calcext:value-type="float">
            <text:p>45.708</text:p>
          </table:table-cell>
          <table:table-cell office:value-type="float" office:value="45.038" calcext:value-type="float">
            <text:p>45.038</text:p>
          </table:table-cell>
          <table:table-cell office:value-type="float" office:value="43.945" calcext:value-type="float">
            <text:p>43.945</text:p>
          </table:table-cell>
          <table:table-cell office:value-type="float" office:value="49.423" calcext:value-type="float">
            <text:p>49.423</text:p>
          </table:table-cell>
          <table:table-cell office:value-type="float" office:value="46.662" calcext:value-type="float">
            <text:p>46.66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6.8602" calcext:value-type="float">
            <text:p>46.8602</text:p>
          </table:table-cell>
          <table:table-cell table:number-columns-repeated="2"/>
          <table:table-cell table:formula="of:=COUNT([.G98:.K98])" office:value-type="float" office:value="5" calcext:value-type="float">
            <text:p>5</text:p>
          </table:table-cell>
          <table:table-cell office:value-type="float" office:value="45.595" calcext:value-type="float">
            <text:p>45.595</text:p>
          </table:table-cell>
          <table:table-cell office:value-type="float" office:value="44.86" calcext:value-type="float">
            <text:p>44.86</text:p>
          </table:table-cell>
          <table:table-cell office:value-type="float" office:value="46.07" calcext:value-type="float">
            <text:p>46.07</text:p>
          </table:table-cell>
          <table:table-cell office:value-type="float" office:value="47.845" calcext:value-type="float">
            <text:p>47.845</text:p>
          </table:table-cell>
          <table:table-cell office:value-type="float" office:value="49.931" calcext:value-type="float">
            <text:p>49.9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46.1186" calcext:value-type="float">
            <text:p>46.1186</text:p>
          </table:table-cell>
          <table:table-cell table:number-columns-repeated="2"/>
          <table:table-cell table:formula="of:=COUNT([.G99:.K99])" office:value-type="float" office:value="5" calcext:value-type="float">
            <text:p>5</text:p>
          </table:table-cell>
          <table:table-cell office:value-type="float" office:value="44.857" calcext:value-type="float">
            <text:p>44.857</text:p>
          </table:table-cell>
          <table:table-cell office:value-type="float" office:value="44.431" calcext:value-type="float">
            <text:p>44.431</text:p>
          </table:table-cell>
          <table:table-cell office:value-type="float" office:value="46.506" calcext:value-type="float">
            <text:p>46.506</text:p>
          </table:table-cell>
          <table:table-cell office:value-type="float" office:value="48.552" calcext:value-type="float">
            <text:p>48.552</text:p>
          </table:table-cell>
          <table:table-cell office:value-type="float" office:value="46.247" calcext:value-type="float">
            <text:p>46.2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48.9988" calcext:value-type="float">
            <text:p>48.9988</text:p>
          </table:table-cell>
          <table:table-cell table:number-columns-repeated="2"/>
          <table:table-cell table:formula="of:=COUNT([.G100:.K100])" office:value-type="float" office:value="5" calcext:value-type="float">
            <text:p>5</text:p>
          </table:table-cell>
          <table:table-cell office:value-type="float" office:value="49.435" calcext:value-type="float">
            <text:p>49.435</text:p>
          </table:table-cell>
          <table:table-cell office:value-type="float" office:value="47.958" calcext:value-type="float">
            <text:p>47.958</text:p>
          </table:table-cell>
          <table:table-cell office:value-type="float" office:value="47.662" calcext:value-type="float">
            <text:p>47.662</text:p>
          </table:table-cell>
          <table:table-cell office:value-type="float" office:value="52.031" calcext:value-type="float">
            <text:p>52.031</text:p>
          </table:table-cell>
          <table:table-cell office:value-type="float" office:value="47.908" calcext:value-type="float">
            <text:p>47.9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4.9718" calcext:value-type="float">
            <text:p>74.9718</text:p>
          </table:table-cell>
          <table:table-cell table:number-columns-repeated="2"/>
          <table:table-cell table:formula="of:=COUNT([.G101:.K101])" office:value-type="float" office:value="5" calcext:value-type="float">
            <text:p>5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  <table:table-cell office:value-type="float" office:value="73.965" calcext:value-type="float">
            <text:p>73.96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6.6578" calcext:value-type="float">
            <text:p>76.6578</text:p>
          </table:table-cell>
          <table:table-cell table:number-columns-repeated="2"/>
          <table:table-cell table:formula="of:=COUNT([.G102:.K102])" office:value-type="float" office:value="5" calcext:value-type="float">
            <text:p>5</text:p>
          </table:table-cell>
          <table:table-cell office:value-type="float" office:value="79.502" calcext:value-type="float">
            <text:p>79.502</text:p>
          </table:table-cell>
          <table:table-cell office:value-type="float" office:value="75.857" calcext:value-type="float">
            <text:p>75.857</text:p>
          </table:table-cell>
          <table:table-cell office:value-type="float" office:value="78.602" calcext:value-type="float">
            <text:p>78.602</text:p>
          </table:table-cell>
          <table:table-cell office:value-type="float" office:value="77.937" calcext:value-type="float">
            <text:p>77.937</text:p>
          </table:table-cell>
          <table:table-cell office:value-type="float" office:value="71.391" calcext:value-type="float">
            <text:p>71.3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8.0392" calcext:value-type="float">
            <text:p>78.0392</text:p>
          </table:table-cell>
          <table:table-cell table:number-columns-repeated="2"/>
          <table:table-cell table:formula="of:=COUNT([.G103:.K103])" office:value-type="float" office:value="5" calcext:value-type="float">
            <text:p>5</text:p>
          </table:table-cell>
          <table:table-cell office:value-type="float" office:value="68.972" calcext:value-type="float">
            <text:p>68.972</text:p>
          </table:table-cell>
          <table:table-cell office:value-type="float" office:value="70.377" calcext:value-type="float">
            <text:p>70.377</text:p>
          </table:table-cell>
          <table:table-cell office:value-type="float" office:value="93.163" calcext:value-type="float">
            <text:p>93.163</text:p>
          </table:table-cell>
          <table:table-cell office:value-type="float" office:value="82.319" calcext:value-type="float">
            <text:p>82.319</text:p>
          </table:table-cell>
          <table:table-cell office:value-type="float" office:value="75.365" calcext:value-type="float">
            <text:p>75.36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79.17" calcext:value-type="float">
            <text:p>79.17</text:p>
          </table:table-cell>
          <table:table-cell table:number-columns-repeated="2"/>
          <table:table-cell table:formula="of:=COUNT([.G104:.K104])" office:value-type="float" office:value="5" calcext:value-type="float">
            <text:p>5</text:p>
          </table:table-cell>
          <table:table-cell office:value-type="float" office:value="80.222" calcext:value-type="float">
            <text:p>80.222</text:p>
          </table:table-cell>
          <table:table-cell office:value-type="float" office:value="74.214" calcext:value-type="float">
            <text:p>74.214</text:p>
          </table:table-cell>
          <table:table-cell office:value-type="float" office:value="72.571" calcext:value-type="float">
            <text:p>72.571</text:p>
          </table:table-cell>
          <table:table-cell office:value-type="float" office:value="86.675" calcext:value-type="float">
            <text:p>86.675</text:p>
          </table:table-cell>
          <table:table-cell office:value-type="float" office:value="82.168" calcext:value-type="float">
            <text:p>82.1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78.4568" calcext:value-type="float">
            <text:p>78.4568</text:p>
          </table:table-cell>
          <table:table-cell table:number-columns-repeated="2"/>
          <table:table-cell table:formula="of:=COUNT([.G105:.K105])" office:value-type="float" office:value="5" calcext:value-type="float">
            <text:p>5</text:p>
          </table:table-cell>
          <table:table-cell office:value-type="float" office:value="78.971" calcext:value-type="float">
            <text:p>78.971</text:p>
          </table:table-cell>
          <table:table-cell office:value-type="float" office:value="80.468" calcext:value-type="float">
            <text:p>80.468</text:p>
          </table:table-cell>
          <table:table-cell office:value-type="float" office:value="71.9" calcext:value-type="float">
            <text:p>71.9</text:p>
          </table:table-cell>
          <table:table-cell office:value-type="float" office:value="85.296" calcext:value-type="float">
            <text:p>85.296</text:p>
          </table:table-cell>
          <table:table-cell office:value-type="float" office:value="75.649" calcext:value-type="float">
            <text:p>75.64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81.261" calcext:value-type="float">
            <text:p>81.261</text:p>
          </table:table-cell>
          <table:table-cell table:number-columns-repeated="2"/>
          <table:table-cell table:formula="of:=COUNT([.G106:.K106])" office:value-type="float" office:value="5" calcext:value-type="float">
            <text:p>5</text:p>
          </table:table-cell>
          <table:table-cell office:value-type="float" office:value="81.007" calcext:value-type="float">
            <text:p>81.007</text:p>
          </table:table-cell>
          <table:table-cell office:value-type="float" office:value="86.84" calcext:value-type="float">
            <text:p>86.84</text:p>
          </table:table-cell>
          <table:table-cell office:value-type="float" office:value="77.086" calcext:value-type="float">
            <text:p>77.086</text:p>
          </table:table-cell>
          <table:table-cell office:value-type="float" office:value="85.128" calcext:value-type="float">
            <text:p>85.128</text:p>
          </table:table-cell>
          <table:table-cell office:value-type="float" office:value="76.244" calcext:value-type="float">
            <text:p>76.2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80.045" calcext:value-type="float">
            <text:p>80.045</text:p>
          </table:table-cell>
          <table:table-cell table:number-columns-repeated="2"/>
          <table:table-cell table:formula="of:=COUNT([.G107:.K107])" office:value-type="float" office:value="5" calcext:value-type="float">
            <text:p>5</text:p>
          </table:table-cell>
          <table:table-cell office:value-type="float" office:value="84.752" calcext:value-type="float">
            <text:p>84.752</text:p>
          </table:table-cell>
          <table:table-cell office:value-type="float" office:value="81.787" calcext:value-type="float">
            <text:p>81.787</text:p>
          </table:table-cell>
          <table:table-cell office:value-type="float" office:value="75.16" calcext:value-type="float">
            <text:p>75.16</text:p>
          </table:table-cell>
          <table:table-cell office:value-type="float" office:value="81.562" calcext:value-type="float">
            <text:p>81.562</text:p>
          </table:table-cell>
          <table:table-cell office:value-type="float" office:value="76.964" calcext:value-type="float">
            <text:p>76.9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84.6996" calcext:value-type="float">
            <text:p>84.6996</text:p>
          </table:table-cell>
          <table:table-cell table:number-columns-repeated="2"/>
          <table:table-cell table:formula="of:=COUNT([.G108:.K108])" office:value-type="float" office:value="5" calcext:value-type="float">
            <text:p>5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48" calcext:value-type="float">
            <text:p>77.448</text:p>
          </table:table-cell>
          <table:table-cell office:value-type="float" office:value="92.913" calcext:value-type="float">
            <text:p>92.913</text:p>
          </table:table-cell>
          <table:table-cell office:value-type="float" office:value="83.669" calcext:value-type="float">
            <text:p>83.669</text:p>
          </table:table-cell>
          <table:table-cell office:value-type="float" office:value="91.778" calcext:value-type="float">
            <text:p>91.7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80.818" calcext:value-type="float">
            <text:p>80.818</text:p>
          </table:table-cell>
          <table:table-cell table:number-columns-repeated="2"/>
          <table:table-cell table:formula="of:=COUNT([.G109:.K109])" office:value-type="float" office:value="5" calcext:value-type="float">
            <text:p>5</text:p>
          </table:table-cell>
          <table:table-cell office:value-type="float" office:value="82.896" calcext:value-type="float">
            <text:p>82.896</text:p>
          </table:table-cell>
          <table:table-cell office:value-type="float" office:value="84.524" calcext:value-type="float">
            <text:p>84.524</text:p>
          </table:table-cell>
          <table:table-cell office:value-type="float" office:value="79.527" calcext:value-type="float">
            <text:p>79.527</text:p>
          </table:table-cell>
          <table:table-cell office:value-type="float" office:value="76.139" calcext:value-type="float">
            <text:p>76.139</text:p>
          </table:table-cell>
          <table:table-cell office:value-type="float" office:value="81.004" calcext:value-type="float">
            <text:p>81.0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86.3534" calcext:value-type="float">
            <text:p>86.3534</text:p>
          </table:table-cell>
          <table:table-cell table:number-columns-repeated="2"/>
          <table:table-cell table:formula="of:=COUNT([.G110:.K110])" office:value-type="float" office:value="5" calcext:value-type="float">
            <text:p>5</text:p>
          </table:table-cell>
          <table:table-cell office:value-type="float" office:value="80.604" calcext:value-type="float">
            <text:p>80.604</text:p>
          </table:table-cell>
          <table:table-cell office:value-type="float" office:value="86.583" calcext:value-type="float">
            <text:p>86.583</text:p>
          </table:table-cell>
          <table:table-cell office:value-type="float" office:value="89.617" calcext:value-type="float">
            <text:p>89.617</text:p>
          </table:table-cell>
          <table:table-cell office:value-type="float" office:value="87.682" calcext:value-type="float">
            <text:p>87.682</text:p>
          </table:table-cell>
          <table:table-cell office:value-type="float" office:value="87.281" calcext:value-type="float">
            <text:p>87.28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0.9796" calcext:value-type="float">
            <text:p>250.9796</text:p>
          </table:table-cell>
          <table:table-cell table:number-columns-repeated="2"/>
          <table:table-cell table:formula="of:=COUNT([.G111:.K111])" office:value-type="float" office:value="5" calcext:value-type="float">
            <text:p>5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  <table:table-cell office:value-type="float" office:value="238.211" calcext:value-type="float">
            <text:p>238.21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44.7194" calcext:value-type="float">
            <text:p>244.7194</text:p>
          </table:table-cell>
          <table:table-cell table:number-columns-repeated="2"/>
          <table:table-cell table:formula="of:=COUNT([.G112:.K112])" office:value-type="float" office:value="5" calcext:value-type="float">
            <text:p>5</text:p>
          </table:table-cell>
          <table:table-cell office:value-type="float" office:value="257.953" calcext:value-type="float">
            <text:p>257.953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82.243" calcext:value-type="float">
            <text:p>282.243</text:p>
          </table:table-cell>
          <table:table-cell office:value-type="float" office:value="260.872" calcext:value-type="float">
            <text:p>260.872</text:p>
          </table:table-cell>
          <table:table-cell office:value-type="float" office:value="164.396" calcext:value-type="float">
            <text:p>164.39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47.454" calcext:value-type="float">
            <text:p>247.454</text:p>
          </table:table-cell>
          <table:table-cell table:number-columns-repeated="2"/>
          <table:table-cell table:formula="of:=COUNT([.G113:.K113])" office:value-type="float" office:value="5" calcext:value-type="float">
            <text:p>5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35.57" calcext:value-type="float">
            <text:p>335.57</text:p>
          </table:table-cell>
          <table:table-cell office:value-type="float" office:value="203.585" calcext:value-type="float">
            <text:p>203.585</text:p>
          </table:table-cell>
          <table:table-cell office:value-type="float" office:value="196.091" calcext:value-type="float">
            <text:p>196.09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230.5532" calcext:value-type="float">
            <text:p>230.5532</text:p>
          </table:table-cell>
          <table:table-cell table:number-columns-repeated="2"/>
          <table:table-cell table:formula="of:=COUNT([.G114:.K114])" office:value-type="float" office:value="5" calcext:value-type="float">
            <text:p>5</text:p>
          </table:table-cell>
          <table:table-cell office:value-type="float" office:value="224.075" calcext:value-type="float">
            <text:p>224.075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70.083" calcext:value-type="float">
            <text:p>270.083</text:p>
          </table:table-cell>
          <table:table-cell office:value-type="float" office:value="200.219" calcext:value-type="float">
            <text:p>200.219</text:p>
          </table:table-cell>
          <table:table-cell office:value-type="float" office:value="209.303" calcext:value-type="float">
            <text:p>209.30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262.053" calcext:value-type="float">
            <text:p>262.053</text:p>
          </table:table-cell>
          <table:table-cell table:number-columns-repeated="2"/>
          <table:table-cell table:formula="of:=COUNT([.G115:.K115])" office:value-type="float" office:value="5" calcext:value-type="float">
            <text:p>5</text:p>
          </table:table-cell>
          <table:table-cell office:value-type="float" office:value="273.301" calcext:value-type="float">
            <text:p>273.301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82.76" calcext:value-type="float">
            <text:p>282.76</text:p>
          </table:table-cell>
          <table:table-cell office:value-type="float" office:value="194.965" calcext:value-type="float">
            <text:p>194.965</text:p>
          </table:table-cell>
          <table:table-cell office:value-type="float" office:value="277.851" calcext:value-type="float">
            <text:p>277.85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249.2674" calcext:value-type="float">
            <text:p>249.2674</text:p>
          </table:table-cell>
          <table:table-cell table:number-columns-repeated="2"/>
          <table:table-cell table:formula="of:=COUNT([.G116:.K116])" office:value-type="float" office:value="5" calcext:value-type="float">
            <text:p>5</text:p>
          </table:table-cell>
          <table:table-cell office:value-type="float" office:value="342.062" calcext:value-type="float">
            <text:p>342.062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245.113" calcext:value-type="float">
            <text:p>245.113</text:p>
          </table:table-cell>
          <table:table-cell office:value-type="float" office:value="180.976" calcext:value-type="float">
            <text:p>180.976</text:p>
          </table:table-cell>
          <table:table-cell office:value-type="float" office:value="265.821" calcext:value-type="float">
            <text:p>265.82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230.0136" calcext:value-type="float">
            <text:p>230.0136</text:p>
          </table:table-cell>
          <table:table-cell table:number-columns-repeated="2"/>
          <table:table-cell table:formula="of:=COUNT([.G117:.K117])" office:value-type="float" office:value="5" calcext:value-type="float">
            <text:p>5</text:p>
          </table:table-cell>
          <table:table-cell office:value-type="float" office:value="261.374" calcext:value-type="float">
            <text:p>261.374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251.498" calcext:value-type="float">
            <text:p>251.498</text:p>
          </table:table-cell>
          <table:table-cell office:value-type="float" office:value="200.535" calcext:value-type="float">
            <text:p>200.535</text:p>
          </table:table-cell>
          <table:table-cell office:value-type="float" office:value="195.442" calcext:value-type="float">
            <text:p>195.442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259.6868" calcext:value-type="float">
            <text:p>259.6868</text:p>
          </table:table-cell>
          <table:table-cell table:number-columns-repeated="2"/>
          <table:table-cell table:formula="of:=COUNT([.G118:.K118])" office:value-type="float" office:value="5" calcext:value-type="float">
            <text:p>5</text:p>
          </table:table-cell>
          <table:table-cell office:value-type="float" office:value="262.189" calcext:value-type="float">
            <text:p>262.189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280.985" calcext:value-type="float">
            <text:p>280.985</text:p>
          </table:table-cell>
          <table:table-cell office:value-type="float" office:value="269.833" calcext:value-type="float">
            <text:p>269.833</text:p>
          </table:table-cell>
          <table:table-cell office:value-type="float" office:value="176.251" calcext:value-type="float">
            <text:p>176.25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290.8206" calcext:value-type="float">
            <text:p>290.8206</text:p>
          </table:table-cell>
          <table:table-cell table:number-columns-repeated="2"/>
          <table:table-cell table:formula="of:=COUNT([.G119:.K119])" office:value-type="float" office:value="5" calcext:value-type="float">
            <text:p>5</text:p>
          </table:table-cell>
          <table:table-cell office:value-type="float" office:value="309.013" calcext:value-type="float">
            <text:p>309.01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252.704" calcext:value-type="float">
            <text:p>252.704</text:p>
          </table:table-cell>
          <table:table-cell office:value-type="float" office:value="368.02" calcext:value-type="float">
            <text:p>368.02</text:p>
          </table:table-cell>
          <table:table-cell office:value-type="float" office:value="270.927" calcext:value-type="float">
            <text:p>270.92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327.0592" calcext:value-type="float">
            <text:p>327.0592</text:p>
          </table:table-cell>
          <table:table-cell table:number-columns-repeated="2"/>
          <table:table-cell table:formula="of:=COUNT([.G120:.K120])" office:value-type="float" office:value="5" calcext:value-type="float">
            <text:p>5</text:p>
          </table:table-cell>
          <table:table-cell office:value-type="float" office:value="276.521" calcext:value-type="float">
            <text:p>276.521</text:p>
          </table:table-cell>
          <table:table-cell office:value-type="float" office:value="432.8" calcext:value-type="float">
            <text:p>432.8</text:p>
          </table:table-cell>
          <table:table-cell office:value-type="float" office:value="352.635" calcext:value-type="float">
            <text:p>352.635</text:p>
          </table:table-cell>
          <table:table-cell office:value-type="float" office:value="287.711" calcext:value-type="float">
            <text:p>287.711</text:p>
          </table:table-cell>
          <table:table-cell office:value-type="float" office:value="285.629" calcext:value-type="float">
            <text:p>285.629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33" calcext:value-type="float">
            <text:p>0.033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2]" office:value-type="float" office:value="0.033" calcext:value-type="float">
            <text:p>0.033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257.953" calcext:value-type="float">
            <text:p>257.953</text:p>
          </table:table-cell>
        </table:table-row>
        <table:table-row table:style-name="ro1">
          <table:table-cell table:formula="of:=[sim_results_bubble_1ns.A3]" office:value-type="float" office:value="0.033" calcext:value-type="float">
            <text:p>0.033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281.213" calcext:value-type="float">
            <text:p>281.213</text:p>
          </table:table-cell>
        </table:table-row>
        <table:table-row table:style-name="ro1">
          <table:table-cell table:formula="of:=[sim_results_bubble_1ns.A4]" office:value-type="float" office:value="0.033" calcext:value-type="float">
            <text:p>0.033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224.075" calcext:value-type="float">
            <text:p>224.075</text:p>
          </table:table-cell>
        </table:table-row>
        <table:table-row table:style-name="ro1">
          <table:table-cell table:formula="of:=[sim_results_bubble_1ns.A5]" office:value-type="float" office:value="0.033" calcext:value-type="float">
            <text:p>0.033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273.301" calcext:value-type="float">
            <text:p>273.301</text:p>
          </table:table-cell>
        </table:table-row>
        <table:table-row table:style-name="ro1">
          <table:table-cell table:formula="of:=[sim_results_bubble_1ns.A6]" office:value-type="float" office:value="0.033" calcext:value-type="float">
            <text:p>0.033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42.062" calcext:value-type="float">
            <text:p>342.062</text:p>
          </table:table-cell>
        </table:table-row>
        <table:table-row table:style-name="ro1">
          <table:table-cell table:formula="of:=[sim_results_bubble_1ns.A7]" office:value-type="float" office:value="0.033" calcext:value-type="float">
            <text:p>0.033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261.374" calcext:value-type="float">
            <text:p>261.374</text:p>
          </table:table-cell>
        </table:table-row>
        <table:table-row table:style-name="ro1">
          <table:table-cell table:formula="of:=[sim_results_bubble_1ns.A8]" office:value-type="float" office:value="0.033" calcext:value-type="float">
            <text:p>0.033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262.189" calcext:value-type="float">
            <text:p>262.189</text:p>
          </table:table-cell>
        </table:table-row>
        <table:table-row table:style-name="ro1">
          <table:table-cell table:formula="of:=[sim_results_bubble_1ns.A9]" office:value-type="float" office:value="0.033" calcext:value-type="float">
            <text:p>0.033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09.013" calcext:value-type="float">
            <text:p>309.013</text:p>
          </table:table-cell>
        </table:table-row>
        <table:table-row table:style-name="ro1">
          <table:table-cell table:formula="of:=[sim_results_bubble_1ns.A10]" office:value-type="float" office:value="0.033" calcext:value-type="float">
            <text:p>0.033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276.521" calcext:value-type="float">
            <text:p>276.521</text:p>
          </table:table-cell>
        </table:table-row>
        <table:table-row table:style-name="ro1">
          <table:table-cell table:formula="of:=[sim_results_bubble_1ns.A11]" office:value-type="float" office:value="0.02" calcext:value-type="float">
            <text:p>0.02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2]" office:value-type="float" office:value="0.02" calcext:value-type="float">
            <text:p>0.02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79.502" calcext:value-type="float">
            <text:p>79.502</text:p>
          </table:table-cell>
        </table:table-row>
        <table:table-row table:style-name="ro1">
          <table:table-cell table:formula="of:=[sim_results_bubble_1ns.A13]" office:value-type="float" office:value="0.02" calcext:value-type="float">
            <text:p>0.02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68.972" calcext:value-type="float">
            <text:p>68.972</text:p>
          </table:table-cell>
        </table:table-row>
        <table:table-row table:style-name="ro1">
          <table:table-cell table:formula="of:=[sim_results_bubble_1ns.A14]" office:value-type="float" office:value="0.02" calcext:value-type="float">
            <text:p>0.02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80.222" calcext:value-type="float">
            <text:p>80.222</text:p>
          </table:table-cell>
        </table:table-row>
        <table:table-row table:style-name="ro1">
          <table:table-cell table:formula="of:=[sim_results_bubble_1ns.A15]" office:value-type="float" office:value="0.02" calcext:value-type="float">
            <text:p>0.02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78.971" calcext:value-type="float">
            <text:p>78.971</text:p>
          </table:table-cell>
        </table:table-row>
        <table:table-row table:style-name="ro1">
          <table:table-cell table:formula="of:=[sim_results_bubble_1ns.A16]" office:value-type="float" office:value="0.02" calcext:value-type="float">
            <text:p>0.02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81.007" calcext:value-type="float">
            <text:p>81.007</text:p>
          </table:table-cell>
        </table:table-row>
        <table:table-row table:style-name="ro1">
          <table:table-cell table:formula="of:=[sim_results_bubble_1ns.A17]" office:value-type="float" office:value="0.02" calcext:value-type="float">
            <text:p>0.02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84.752" calcext:value-type="float">
            <text:p>84.752</text:p>
          </table:table-cell>
        </table:table-row>
        <table:table-row table:style-name="ro1">
          <table:table-cell table:formula="of:=[sim_results_bubble_1ns.A18]" office:value-type="float" office:value="0.02" calcext:value-type="float">
            <text:p>0.02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77.69" calcext:value-type="float">
            <text:p>77.69</text:p>
          </table:table-cell>
        </table:table-row>
        <table:table-row table:style-name="ro1">
          <table:table-cell table:formula="of:=[sim_results_bubble_1ns.A19]" office:value-type="float" office:value="0.02" calcext:value-type="float">
            <text:p>0.02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82.896" calcext:value-type="float">
            <text:p>82.896</text:p>
          </table:table-cell>
        </table:table-row>
        <table:table-row table:style-name="ro1">
          <table:table-cell table:formula="of:=[sim_results_bubble_1ns.A20]" office:value-type="float" office:value="0.02" calcext:value-type="float">
            <text:p>0.02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80.604" calcext:value-type="float">
            <text:p>80.604</text:p>
          </table:table-cell>
        </table:table-row>
        <table:table-row table:style-name="ro1">
          <table:table-cell table:formula="of:=[sim_results_bubble_1ns.A21]" office:value-type="float" office:value="0.01" calcext:value-type="float">
            <text:p>0.01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22]" office:value-type="float" office:value="0.01" calcext:value-type="float">
            <text:p>0.01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43.561" calcext:value-type="float">
            <text:p>43.561</text:p>
          </table:table-cell>
        </table:table-row>
        <table:table-row table:style-name="ro1">
          <table:table-cell table:formula="of:=[sim_results_bubble_1ns.A23]" office:value-type="float" office:value="0.01" calcext:value-type="float">
            <text:p>0.01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45.77" calcext:value-type="float">
            <text:p>45.77</text:p>
          </table:table-cell>
        </table:table-row>
        <table:table-row table:style-name="ro1">
          <table:table-cell table:formula="of:=[sim_results_bubble_1ns.A24]" office:value-type="float" office:value="0.01" calcext:value-type="float">
            <text:p>0.01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46.035" calcext:value-type="float">
            <text:p>46.035</text:p>
          </table:table-cell>
        </table:table-row>
        <table:table-row table:style-name="ro1">
          <table:table-cell table:formula="of:=[sim_results_bubble_1ns.A25]" office:value-type="float" office:value="0.01" calcext:value-type="float">
            <text:p>0.01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45.64" calcext:value-type="float">
            <text:p>45.64</text:p>
          </table:table-cell>
        </table:table-row>
        <table:table-row table:style-name="ro1">
          <table:table-cell table:formula="of:=[sim_results_bubble_1ns.A26]" office:value-type="float" office:value="0.01" calcext:value-type="float">
            <text:p>0.01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7.632" calcext:value-type="float">
            <text:p>47.632</text:p>
          </table:table-cell>
        </table:table-row>
        <table:table-row table:style-name="ro1">
          <table:table-cell table:formula="of:=[sim_results_bubble_1ns.A27]" office:value-type="float" office:value="0.01" calcext:value-type="float">
            <text:p>0.01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45.708" calcext:value-type="float">
            <text:p>45.708</text:p>
          </table:table-cell>
        </table:table-row>
        <table:table-row table:style-name="ro1">
          <table:table-cell table:formula="of:=[sim_results_bubble_1ns.A28]" office:value-type="float" office:value="0.01" calcext:value-type="float">
            <text:p>0.01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45.595" calcext:value-type="float">
            <text:p>45.595</text:p>
          </table:table-cell>
        </table:table-row>
        <table:table-row table:style-name="ro1">
          <table:table-cell table:formula="of:=[sim_results_bubble_1ns.A29]" office:value-type="float" office:value="0.01" calcext:value-type="float">
            <text:p>0.01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44.857" calcext:value-type="float">
            <text:p>44.857</text:p>
          </table:table-cell>
        </table:table-row>
        <table:table-row table:style-name="ro1">
          <table:table-cell table:formula="of:=[sim_results_bubble_1ns.A30]" office:value-type="float" office:value="0.01" calcext:value-type="float">
            <text:p>0.01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49.435" calcext:value-type="float">
            <text:p>49.435</text:p>
          </table:table-cell>
        </table:table-row>
        <table:table-row table:style-name="ro1">
          <table:table-cell table:formula="of:=[sim_results_bubble_1ns.A31]" office:value-type="float" office:value="0.006666666667" calcext:value-type="float">
            <text:p>0.0066666667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32]" office:value-type="float" office:value="0.006666666667" calcext:value-type="float">
            <text:p>0.0066666667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40.942" calcext:value-type="float">
            <text:p>40.942</text:p>
          </table:table-cell>
        </table:table-row>
        <table:table-row table:style-name="ro1">
          <table:table-cell table:formula="of:=[sim_results_bubble_1ns.A33]" office:value-type="float" office:value="0.006666666667" calcext:value-type="float">
            <text:p>0.0066666667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41.964" calcext:value-type="float">
            <text:p>41.964</text:p>
          </table:table-cell>
        </table:table-row>
        <table:table-row table:style-name="ro1">
          <table:table-cell table:formula="of:=[sim_results_bubble_1ns.A34]" office:value-type="float" office:value="0.006666666667" calcext:value-type="float">
            <text:p>0.0066666667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41.113" calcext:value-type="float">
            <text:p>41.113</text:p>
          </table:table-cell>
        </table:table-row>
        <table:table-row table:style-name="ro1">
          <table:table-cell table:formula="of:=[sim_results_bubble_1ns.A35]" office:value-type="float" office:value="0.006666666667" calcext:value-type="float">
            <text:p>0.0066666667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2.117" calcext:value-type="float">
            <text:p>42.117</text:p>
          </table:table-cell>
        </table:table-row>
        <table:table-row table:style-name="ro1">
          <table:table-cell table:formula="of:=[sim_results_bubble_1ns.A36]" office:value-type="float" office:value="0.006666666667" calcext:value-type="float">
            <text:p>0.0066666667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2.053" calcext:value-type="float">
            <text:p>42.053</text:p>
          </table:table-cell>
        </table:table-row>
        <table:table-row table:style-name="ro1">
          <table:table-cell table:formula="of:=[sim_results_bubble_1ns.A37]" office:value-type="float" office:value="0.006666666667" calcext:value-type="float">
            <text:p>0.0066666667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40.685" calcext:value-type="float">
            <text:p>40.685</text:p>
          </table:table-cell>
        </table:table-row>
        <table:table-row table:style-name="ro1">
          <table:table-cell table:formula="of:=[sim_results_bubble_1ns.A38]" office:value-type="float" office:value="0.006666666667" calcext:value-type="float">
            <text:p>0.0066666667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1.855" calcext:value-type="float">
            <text:p>41.855</text:p>
          </table:table-cell>
        </table:table-row>
        <table:table-row table:style-name="ro1">
          <table:table-cell table:formula="of:=[sim_results_bubble_1ns.A39]" office:value-type="float" office:value="0.006666666667" calcext:value-type="float">
            <text:p>0.0066666667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1.369" calcext:value-type="float">
            <text:p>41.369</text:p>
          </table:table-cell>
        </table:table-row>
        <table:table-row table:style-name="ro1">
          <table:table-cell table:formula="of:=[sim_results_bubble_1ns.A40]" office:value-type="float" office:value="0.006666666667" calcext:value-type="float">
            <text:p>0.0066666667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1.325" calcext:value-type="float">
            <text:p>41.325</text:p>
          </table:table-cell>
        </table:table-row>
        <table:table-row table:style-name="ro1">
          <table:table-cell table:formula="of:=[sim_results_bubble_1ns.A41]" office:value-type="float" office:value="0.005" calcext:value-type="float">
            <text:p>0.005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42]" office:value-type="float" office:value="0.005" calcext:value-type="float">
            <text:p>0.005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8.64" calcext:value-type="float">
            <text:p>38.64</text:p>
          </table:table-cell>
        </table:table-row>
        <table:table-row table:style-name="ro1">
          <table:table-cell table:formula="of:=[sim_results_bubble_1ns.A43]" office:value-type="float" office:value="0.005" calcext:value-type="float">
            <text:p>0.005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8.665" calcext:value-type="float">
            <text:p>38.665</text:p>
          </table:table-cell>
        </table:table-row>
        <table:table-row table:style-name="ro1">
          <table:table-cell table:formula="of:=[sim_results_bubble_1ns.A44]" office:value-type="float" office:value="0.005" calcext:value-type="float">
            <text:p>0.005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8.695" calcext:value-type="float">
            <text:p>38.695</text:p>
          </table:table-cell>
        </table:table-row>
        <table:table-row table:style-name="ro1">
          <table:table-cell table:formula="of:=[sim_results_bubble_1ns.A45]" office:value-type="float" office:value="0.005" calcext:value-type="float">
            <text:p>0.005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8.925" calcext:value-type="float">
            <text:p>38.925</text:p>
          </table:table-cell>
        </table:table-row>
        <table:table-row table:style-name="ro1">
          <table:table-cell table:formula="of:=[sim_results_bubble_1ns.A46]" office:value-type="float" office:value="0.005" calcext:value-type="float">
            <text:p>0.005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9.555" calcext:value-type="float">
            <text:p>39.555</text:p>
          </table:table-cell>
        </table:table-row>
        <table:table-row table:style-name="ro1">
          <table:table-cell table:formula="of:=[sim_results_bubble_1ns.A47]" office:value-type="float" office:value="0.005" calcext:value-type="float">
            <text:p>0.005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9.875" calcext:value-type="float">
            <text:p>39.875</text:p>
          </table:table-cell>
        </table:table-row>
        <table:table-row table:style-name="ro1">
          <table:table-cell table:formula="of:=[sim_results_bubble_1ns.A48]" office:value-type="float" office:value="0.005" calcext:value-type="float">
            <text:p>0.005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9.565" calcext:value-type="float">
            <text:p>39.565</text:p>
          </table:table-cell>
        </table:table-row>
        <table:table-row table:style-name="ro1">
          <table:table-cell table:formula="of:=[sim_results_bubble_1ns.A49]" office:value-type="float" office:value="0.005" calcext:value-type="float">
            <text:p>0.005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9.49" calcext:value-type="float">
            <text:p>39.49</text:p>
          </table:table-cell>
        </table:table-row>
        <table:table-row table:style-name="ro1">
          <table:table-cell table:formula="of:=[sim_results_bubble_1ns.A50]" office:value-type="float" office:value="0.005" calcext:value-type="float">
            <text:p>0.005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39.298" calcext:value-type="float">
            <text:p>39.298</text:p>
          </table:table-cell>
        </table:table-row>
        <table:table-row table:style-name="ro1">
          <table:table-cell table:formula="of:=[sim_results_bubble_1ns.A51]" office:value-type="float" office:value="0.004" calcext:value-type="float">
            <text:p>0.004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52]" office:value-type="float" office:value="0.004" calcext:value-type="float">
            <text:p>0.004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53]" office:value-type="float" office:value="0.004" calcext:value-type="float">
            <text:p>0.004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862" calcext:value-type="float">
            <text:p>35.862</text:p>
          </table:table-cell>
        </table:table-row>
        <table:table-row table:style-name="ro1">
          <table:table-cell table:formula="of:=[sim_results_bubble_1ns.A54]" office:value-type="float" office:value="0.004" calcext:value-type="float">
            <text:p>0.004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878" calcext:value-type="float">
            <text:p>35.878</text:p>
          </table:table-cell>
        </table:table-row>
        <table:table-row table:style-name="ro1">
          <table:table-cell table:formula="of:=[sim_results_bubble_1ns.A55]" office:value-type="float" office:value="0.004" calcext:value-type="float">
            <text:p>0.004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991" calcext:value-type="float">
            <text:p>35.991</text:p>
          </table:table-cell>
        </table:table-row>
        <table:table-row table:style-name="ro1">
          <table:table-cell table:formula="of:=[sim_results_bubble_1ns.A56]" office:value-type="float" office:value="0.004" calcext:value-type="float">
            <text:p>0.004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212" calcext:value-type="float">
            <text:p>36.212</text:p>
          </table:table-cell>
        </table:table-row>
        <table:table-row table:style-name="ro1">
          <table:table-cell table:formula="of:=[sim_results_bubble_1ns.A57]" office:value-type="float" office:value="0.004" calcext:value-type="float">
            <text:p>0.004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35" calcext:value-type="float">
            <text:p>36.35</text:p>
          </table:table-cell>
        </table:table-row>
        <table:table-row table:style-name="ro1">
          <table:table-cell table:formula="of:=[sim_results_bubble_1ns.A58]" office:value-type="float" office:value="0.004" calcext:value-type="float">
            <text:p>0.004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6.384" calcext:value-type="float">
            <text:p>36.384</text:p>
          </table:table-cell>
        </table:table-row>
        <table:table-row table:style-name="ro1">
          <table:table-cell table:formula="of:=[sim_results_bubble_1ns.A59]" office:value-type="float" office:value="0.004" calcext:value-type="float">
            <text:p>0.004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666" calcext:value-type="float">
            <text:p>36.666</text:p>
          </table:table-cell>
        </table:table-row>
        <table:table-row table:style-name="ro1">
          <table:table-cell table:formula="of:=[sim_results_bubble_1ns.A60]" office:value-type="float" office:value="0.004" calcext:value-type="float">
            <text:p>0.004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6.972" calcext:value-type="float">
            <text:p>36.972</text:p>
          </table:table-cell>
        </table:table-row>
        <table:table-row table:style-name="ro1">
          <table:table-cell table:formula="of:=[sim_results_bubble_1ns.A61]" office:value-type="float" office:value="0.002857142857" calcext:value-type="float">
            <text:p>0.0028571429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62]" office:value-type="float" office:value="0.002857142857" calcext:value-type="float">
            <text:p>0.0028571429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3.354" calcext:value-type="float">
            <text:p>33.354</text:p>
          </table:table-cell>
        </table:table-row>
        <table:table-row table:style-name="ro1">
          <table:table-cell table:formula="of:=[sim_results_bubble_1ns.A63]" office:value-type="float" office:value="0.002857142857" calcext:value-type="float">
            <text:p>0.0028571429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3.394" calcext:value-type="float">
            <text:p>33.394</text:p>
          </table:table-cell>
        </table:table-row>
        <table:table-row table:style-name="ro1">
          <table:table-cell table:formula="of:=[sim_results_bubble_1ns.A64]" office:value-type="float" office:value="0.002857142857" calcext:value-type="float">
            <text:p>0.0028571429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3.438" calcext:value-type="float">
            <text:p>33.438</text:p>
          </table:table-cell>
        </table:table-row>
        <table:table-row table:style-name="ro1">
          <table:table-cell table:formula="of:=[sim_results_bubble_1ns.A65]" office:value-type="float" office:value="0.002857142857" calcext:value-type="float">
            <text:p>0.0028571429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3.547" calcext:value-type="float">
            <text:p>33.547</text:p>
          </table:table-cell>
        </table:table-row>
        <table:table-row table:style-name="ro1">
          <table:table-cell table:formula="of:=[sim_results_bubble_1ns.A66]" office:value-type="float" office:value="0.002857142857" calcext:value-type="float">
            <text:p>0.0028571429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3.551" calcext:value-type="float">
            <text:p>33.551</text:p>
          </table:table-cell>
        </table:table-row>
        <table:table-row table:style-name="ro1">
          <table:table-cell table:formula="of:=[sim_results_bubble_1ns.A67]" office:value-type="float" office:value="0.002857142857" calcext:value-type="float">
            <text:p>0.0028571429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3.722" calcext:value-type="float">
            <text:p>33.722</text:p>
          </table:table-cell>
        </table:table-row>
        <table:table-row table:style-name="ro1">
          <table:table-cell table:formula="of:=[sim_results_bubble_1ns.A68]" office:value-type="float" office:value="0.002857142857" calcext:value-type="float">
            <text:p>0.0028571429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3.954" calcext:value-type="float">
            <text:p>33.954</text:p>
          </table:table-cell>
        </table:table-row>
        <table:table-row table:style-name="ro1">
          <table:table-cell table:formula="of:=[sim_results_bubble_1ns.A69]" office:value-type="float" office:value="0.002857142857" calcext:value-type="float">
            <text:p>0.0028571429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4.16" calcext:value-type="float">
            <text:p>34.16</text:p>
          </table:table-cell>
        </table:table-row>
        <table:table-row table:style-name="ro1">
          <table:table-cell table:formula="of:=[sim_results_bubble_1ns.A70]" office:value-type="float" office:value="0.002857142857" calcext:value-type="float">
            <text:p>0.0028571429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34.567" calcext:value-type="float">
            <text:p>34.567</text:p>
          </table:table-cell>
        </table:table-row>
        <table:table-row table:style-name="ro1">
          <table:table-cell table:formula="of:=[sim_results_bubble_1ns.A71]" office:value-type="float" office:value="0.002222222222" calcext:value-type="float">
            <text:p>0.0022222222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72]" office:value-type="float" office:value="0.002222222222" calcext:value-type="float">
            <text:p>0.0022222222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4.966" calcext:value-type="float">
            <text:p>34.966</text:p>
          </table:table-cell>
        </table:table-row>
        <table:table-row table:style-name="ro1">
          <table:table-cell table:formula="of:=[sim_results_bubble_1ns.A73]" office:value-type="float" office:value="0.002222222222" calcext:value-type="float">
            <text:p>0.0022222222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5.011" calcext:value-type="float">
            <text:p>35.011</text:p>
          </table:table-cell>
        </table:table-row>
        <table:table-row table:style-name="ro1">
          <table:table-cell table:formula="of:=[sim_results_bubble_1ns.A74]" office:value-type="float" office:value="0.002222222222" calcext:value-type="float">
            <text:p>0.0022222222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5.028" calcext:value-type="float">
            <text:p>35.028</text:p>
          </table:table-cell>
        </table:table-row>
        <table:table-row table:style-name="ro1">
          <table:table-cell table:formula="of:=[sim_results_bubble_1ns.A75]" office:value-type="float" office:value="0.002222222222" calcext:value-type="float">
            <text:p>0.0022222222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5.17" calcext:value-type="float">
            <text:p>35.17</text:p>
          </table:table-cell>
        </table:table-row>
        <table:table-row table:style-name="ro1">
          <table:table-cell table:formula="of:=[sim_results_bubble_1ns.A76]" office:value-type="float" office:value="0.002222222222" calcext:value-type="float">
            <text:p>0.0022222222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77]" office:value-type="float" office:value="0.002222222222" calcext:value-type="float">
            <text:p>0.0022222222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35.425" calcext:value-type="float">
            <text:p>35.425</text:p>
          </table:table-cell>
        </table:table-row>
        <table:table-row table:style-name="ro1">
          <table:table-cell table:formula="of:=[sim_results_bubble_1ns.A78]" office:value-type="float" office:value="0.002222222222" calcext:value-type="float">
            <text:p>0.0022222222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35.527" calcext:value-type="float">
            <text:p>35.527</text:p>
          </table:table-cell>
        </table:table-row>
        <table:table-row table:style-name="ro1">
          <table:table-cell table:formula="of:=[sim_results_bubble_1ns.A79]" office:value-type="float" office:value="0.002222222222" calcext:value-type="float">
            <text:p>0.0022222222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35.799" calcext:value-type="float">
            <text:p>35.799</text:p>
          </table:table-cell>
        </table:table-row>
        <table:table-row table:style-name="ro1">
          <table:table-cell table:formula="of:=[sim_results_bubble_1ns.A80]" office:value-type="float" office:value="0.002222222222" calcext:value-type="float">
            <text:p>0.0022222222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36.258" calcext:value-type="float">
            <text:p>36.258</text:p>
          </table:table-cell>
        </table:table-row>
        <table:table-row table:style-name="ro1">
          <table:table-cell table:formula="of:=[sim_results_bubble_1ns.A81]" office:value-type="float" office:value="0.001818181818" calcext:value-type="float">
            <text:p>0.0018181818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2]" office:value-type="float" office:value="0.001818181818" calcext:value-type="float">
            <text:p>0.0018181818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35.062" calcext:value-type="float">
            <text:p>35.062</text:p>
          </table:table-cell>
        </table:table-row>
        <table:table-row table:style-name="ro1">
          <table:table-cell table:formula="of:=[sim_results_bubble_1ns.A83]" office:value-type="float" office:value="0.001818181818" calcext:value-type="float">
            <text:p>0.0018181818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35.104" calcext:value-type="float">
            <text:p>35.104</text:p>
          </table:table-cell>
        </table:table-row>
        <table:table-row table:style-name="ro1">
          <table:table-cell table:formula="of:=[sim_results_bubble_1ns.A84]" office:value-type="float" office:value="0.001818181818" calcext:value-type="float">
            <text:p>0.0018181818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5]" office:value-type="float" office:value="0.001818181818" calcext:value-type="float">
            <text:p>0.0018181818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35.291" calcext:value-type="float">
            <text:p>35.291</text:p>
          </table:table-cell>
        </table:table-row>
        <table:table-row table:style-name="ro1">
          <table:table-cell table:formula="of:=[sim_results_bubble_1ns.A86]" office:value-type="float" office:value="0.001818181818" calcext:value-type="float">
            <text:p>0.0018181818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87]" office:value-type="float" office:value="0.001818181818" calcext:value-type="float">
            <text:p>0.0018181818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35.388" calcext:value-type="float">
            <text:p>35.388</text:p>
          </table:table-cell>
        </table:table-row>
        <table:table-row table:style-name="ro1">
          <table:table-cell table:formula="of:=[sim_results_bubble_1ns.A88]" office:value-type="float" office:value="0.001818181818" calcext:value-type="float">
            <text:p>0.0018181818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35.63" calcext:value-type="float">
            <text:p>35.63</text:p>
          </table:table-cell>
        </table:table-row>
        <table:table-row table:style-name="ro1">
          <table:table-cell table:formula="of:=[sim_results_bubble_1ns.A89]" office:value-type="float" office:value="0.001818181818" calcext:value-type="float">
            <text:p>0.0018181818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35.803" calcext:value-type="float">
            <text:p>35.803</text:p>
          </table:table-cell>
        </table:table-row>
        <table:table-row table:style-name="ro1">
          <table:table-cell table:formula="of:=[sim_results_bubble_1ns.A90]" office:value-type="float" office:value="0.001818181818" calcext:value-type="float">
            <text:p>0.0018181818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36.038" calcext:value-type="float">
            <text:p>36.038</text:p>
          </table:table-cell>
        </table:table-row>
        <table:table-row table:style-name="ro1">
          <table:table-cell table:formula="of:=[sim_results_bubble_1ns.A91]" office:value-type="float" office:value="0.001428571429" calcext:value-type="float">
            <text:p>0.0014285714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92]" office:value-type="float" office:value="0.001428571429" calcext:value-type="float">
            <text:p>0.0014285714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33.803" calcext:value-type="float">
            <text:p>33.803</text:p>
          </table:table-cell>
        </table:table-row>
        <table:table-row table:style-name="ro1">
          <table:table-cell table:formula="of:=[sim_results_bubble_1ns.A93]" office:value-type="float" office:value="0.001428571429" calcext:value-type="float">
            <text:p>0.0014285714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33.873" calcext:value-type="float">
            <text:p>33.873</text:p>
          </table:table-cell>
        </table:table-row>
        <table:table-row table:style-name="ro1">
          <table:table-cell table:formula="of:=[sim_results_bubble_1ns.A94]" office:value-type="float" office:value="0.001428571429" calcext:value-type="float">
            <text:p>0.0014285714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33.795" calcext:value-type="float">
            <text:p>33.795</text:p>
          </table:table-cell>
        </table:table-row>
        <table:table-row table:style-name="ro1">
          <table:table-cell table:formula="of:=[sim_results_bubble_1ns.A95]" office:value-type="float" office:value="0.001428571429" calcext:value-type="float">
            <text:p>0.0014285714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34.004" calcext:value-type="float">
            <text:p>34.004</text:p>
          </table:table-cell>
        </table:table-row>
        <table:table-row table:style-name="ro1">
          <table:table-cell table:formula="of:=[sim_results_bubble_1ns.A96]" office:value-type="float" office:value="0.001428571429" calcext:value-type="float">
            <text:p>0.0014285714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33.838" calcext:value-type="float">
            <text:p>33.838</text:p>
          </table:table-cell>
        </table:table-row>
        <table:table-row table:style-name="ro1">
          <table:table-cell table:formula="of:=[sim_results_bubble_1ns.A97]" office:value-type="float" office:value="0.001428571429" calcext:value-type="float">
            <text:p>0.0014285714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34.048" calcext:value-type="float">
            <text:p>34.048</text:p>
          </table:table-cell>
        </table:table-row>
        <table:table-row table:style-name="ro1">
          <table:table-cell table:formula="of:=[sim_results_bubble_1ns.A98]" office:value-type="float" office:value="0.001428571429" calcext:value-type="float">
            <text:p>0.0014285714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34.336" calcext:value-type="float">
            <text:p>34.336</text:p>
          </table:table-cell>
        </table:table-row>
        <table:table-row table:style-name="ro1">
          <table:table-cell table:formula="of:=[sim_results_bubble_1ns.A99]" office:value-type="float" office:value="0.001428571429" calcext:value-type="float">
            <text:p>0.0014285714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34.572" calcext:value-type="float">
            <text:p>34.572</text:p>
          </table:table-cell>
        </table:table-row>
        <table:table-row table:style-name="ro1">
          <table:table-cell table:formula="of:=[sim_results_bubble_1ns.A100]" office:value-type="float" office:value="0.001428571429" calcext:value-type="float">
            <text:p>0.0014285714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34.913" calcext:value-type="float">
            <text:p>34.913</text:p>
          </table:table-cell>
        </table:table-row>
        <table:table-row table:style-name="ro1">
          <table:table-cell table:formula="of:=[sim_results_bubble_1ns.A101]" office:value-type="float" office:value="0.001176470588" calcext:value-type="float">
            <text:p>0.0011764706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02]" office:value-type="float" office:value="0.001176470588" calcext:value-type="float">
            <text:p>0.0011764706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34.581" calcext:value-type="float">
            <text:p>34.581</text:p>
          </table:table-cell>
        </table:table-row>
        <table:table-row table:style-name="ro1">
          <table:table-cell table:formula="of:=[sim_results_bubble_1ns.A103]" office:value-type="float" office:value="0.001176470588" calcext:value-type="float">
            <text:p>0.0011764706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34.602" calcext:value-type="float">
            <text:p>34.602</text:p>
          </table:table-cell>
        </table:table-row>
        <table:table-row table:style-name="ro1">
          <table:table-cell table:formula="of:=[sim_results_bubble_1ns.A104]" office:value-type="float" office:value="0.001176470588" calcext:value-type="float">
            <text:p>0.0011764706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34.476" calcext:value-type="float">
            <text:p>34.476</text:p>
          </table:table-cell>
        </table:table-row>
        <table:table-row table:style-name="ro1">
          <table:table-cell table:formula="of:=[sim_results_bubble_1ns.A105]" office:value-type="float" office:value="0.001176470588" calcext:value-type="float">
            <text:p>0.0011764706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34.749" calcext:value-type="float">
            <text:p>34.749</text:p>
          </table:table-cell>
        </table:table-row>
        <table:table-row table:style-name="ro1">
          <table:table-cell table:formula="of:=[sim_results_bubble_1ns.A106]" office:value-type="float" office:value="0.001176470588" calcext:value-type="float">
            <text:p>0.0011764706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34.665" calcext:value-type="float">
            <text:p>34.665</text:p>
          </table:table-cell>
        </table:table-row>
        <table:table-row table:style-name="ro1">
          <table:table-cell table:formula="of:=[sim_results_bubble_1ns.A107]" office:value-type="float" office:value="0.001176470588" calcext:value-type="float">
            <text:p>0.0011764706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34.874" calcext:value-type="float">
            <text:p>34.874</text:p>
          </table:table-cell>
        </table:table-row>
        <table:table-row table:style-name="ro1">
          <table:table-cell table:formula="of:=[sim_results_bubble_1ns.A108]" office:value-type="float" office:value="0.001176470588" calcext:value-type="float">
            <text:p>0.0011764706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35.136" calcext:value-type="float">
            <text:p>35.136</text:p>
          </table:table-cell>
        </table:table-row>
        <table:table-row table:style-name="ro1">
          <table:table-cell table:formula="of:=[sim_results_bubble_1ns.A109]" office:value-type="float" office:value="0.001176470588" calcext:value-type="float">
            <text:p>0.0011764706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35.304" calcext:value-type="float">
            <text:p>35.304</text:p>
          </table:table-cell>
        </table:table-row>
        <table:table-row table:style-name="ro1">
          <table:table-cell table:formula="of:=[sim_results_bubble_1ns.A110]" office:value-type="float" office:value="0.001176470588" calcext:value-type="float">
            <text:p>0.0011764706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35.733" calcext:value-type="float">
            <text:p>35.733</text:p>
          </table:table-cell>
        </table:table-row>
        <table:table-row table:style-name="ro1">
          <table:table-cell table:formula="of:=[sim_results_bubble_1ns.A111]" office:value-type="float" office:value="0.0009523809524" calcext:value-type="float">
            <text:p>0.000952381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112]" office:value-type="float" office:value="0.0009523809524" calcext:value-type="float">
            <text:p>0.000952381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35.993" calcext:value-type="float">
            <text:p>35.993</text:p>
          </table:table-cell>
        </table:table-row>
        <table:table-row table:style-name="ro1">
          <table:table-cell table:formula="of:=[sim_results_bubble_1ns.A113]" office:value-type="float" office:value="0.0009523809524" calcext:value-type="float">
            <text:p>0.000952381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4]" office:value-type="float" office:value="0.0009523809524" calcext:value-type="float">
            <text:p>0.000952381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115]" office:value-type="float" office:value="0.0009523809524" calcext:value-type="float">
            <text:p>0.000952381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36.176" calcext:value-type="float">
            <text:p>36.176</text:p>
          </table:table-cell>
        </table:table-row>
        <table:table-row table:style-name="ro1">
          <table:table-cell table:formula="of:=[sim_results_bubble_1ns.A116]" office:value-type="float" office:value="0.0009523809524" calcext:value-type="float">
            <text:p>0.000952381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7]" office:value-type="float" office:value="0.0009523809524" calcext:value-type="float">
            <text:p>0.000952381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36.255" calcext:value-type="float">
            <text:p>36.255</text:p>
          </table:table-cell>
        </table:table-row>
        <table:table-row table:style-name="ro1">
          <table:table-cell table:formula="of:=[sim_results_bubble_1ns.A118]" office:value-type="float" office:value="0.0009523809524" calcext:value-type="float">
            <text:p>0.000952381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6.464" calcext:value-type="float">
            <text:p>36.464</text:p>
          </table:table-cell>
        </table:table-row>
        <table:table-row table:style-name="ro1">
          <table:table-cell table:formula="of:=[sim_results_bubble_1ns.A119]" office:value-type="float" office:value="0.0009523809524" calcext:value-type="float">
            <text:p>0.000952381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6.621" calcext:value-type="float">
            <text:p>36.621</text:p>
          </table:table-cell>
        </table:table-row>
        <table:table-row table:style-name="ro1">
          <table:table-cell table:formula="of:=[sim_results_bubble_1ns.A120]" office:value-type="float" office:value="0.0009523809524" calcext:value-type="float">
            <text:p>0.000952381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sim_results_bubble_1ns.A1:sim_results_bubble_1ns.C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0:59:05.908914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20:59:35.394388851</dc:date>
    <meta:editing-duration>PT13M27S</meta:editing-duration>
    <meta:editing-cycles>11</meta:editing-cycles>
    <meta:document-statistic meta:table-count="2" meta:cell-count="1440" meta:object-count="0"/>
  </office:meta>
</office:document-meta>
</file>